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29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1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4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6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8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50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000000"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52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4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5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>
        <style:tab-stops>
          <style:tab-stop style:position="9.313cm"/>
        </style:tab-stops>
      </style:paragraph-properties>
      <style:text-properties fo:color="#333333" fo:background-color="#ffffff"/>
    </style:style>
    <style:style style:name="P56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333333"/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8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9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60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61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6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63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6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7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8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9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70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71" style:family="paragraph" style:parent-style-name="Text_20_body" style:list-style-name="L7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style:font-name="Inconsolata" fo:font-size="12pt" fo:font-style="normal" fo:font-weight="normal"/>
    </style:style>
    <style:style style:name="P72" style:family="paragraph" style:parent-style-name="Text_20_body" style:list-style-name="L6">
      <style:paragraph-properties fo:margin-left="0cm" fo:margin-right="0cm" fo:margin-top="0.212cm" fo:margin-bottom="0.212cm" fo:text-indent="0cm" style:auto-text-indent="false" fo:padding="0cm" fo:border="none"/>
      <style:text-properties fo:font-variant="normal" fo:text-transform="none" fo:color="#333333" style:font-name="Inconsolata" fo:font-size="12pt" fo:font-style="normal" fo:font-weight="normal"/>
    </style:style>
    <style:style style:name="P73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style:font-name="inherit1" fo:font-size="12pt" fo:letter-spacing="normal" fo:font-style="normal" fo:font-weight="normal"/>
    </style:style>
    <style:style style:name="T51" style:family="text">
      <style:text-properties fo:font-variant="normal" fo:text-transform="none" style:font-name="inherit1" fo:font-size="12pt" fo:letter-spacing="normal" fo:language="ru" fo:country="RU" fo:font-style="normal" fo:font-weight="normal"/>
    </style:style>
    <style:style style:name="T52" style:family="text">
      <style:text-properties fo:font-variant="normal" fo:text-transform="none" style:font-name="inherit1" fo:font-size="12pt" fo:letter-spacing="normal" fo:language="en" fo:country="US" fo:font-style="normal" fo:font-weight="normal"/>
    </style:style>
    <style:style style:name="T53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4" style:family="text">
      <style:text-properties fo:font-variant="normal" fo:text-transform="none" fo:color="#000000" style:font-name="inherit1" fo:font-size="12pt" fo:letter-spacing="normal" fo:font-style="normal" fo:font-weight="normal" fo:background-color="#ffffff"/>
    </style:style>
    <style:style style:name="T55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6" style:family="text">
      <style:text-properties fo:font-variant="normal" fo:text-transform="none" fo:color="#000000" style:font-name="inherit1" fo:font-size="12pt" fo:letter-spacing="normal" fo:language="en" fo:country="US" fo:font-style="normal" fo:font-weight="normal" fo:background-color="#ffffff"/>
    </style:style>
    <style:style style:name="T57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8" style:family="text">
      <style:text-properties fo:font-variant="normal" fo:text-transform="none" fo:color="#000000" style:font-name="inherit1" fo:font-size="12pt" fo:font-style="normal" fo:font-weight="normal"/>
    </style:style>
    <style:style style:name="T59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60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61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63" style:family="text">
      <style:text-properties fo:font-variant="normal" fo:text-transform="none" fo:color="#000000" style:font-name="Inconsolata" fo:font-size="12pt" fo:letter-spacing="normal" fo:font-style="normal" fo:font-weight="normal" fo:background-color="#ffffff"/>
    </style:style>
    <style:style style:name="T64" style:family="text">
      <style:text-properties fo:font-variant="normal" fo:text-transform="none" fo:color="#000000" style:font-name="Inconsolata" fo:font-size="12pt" fo:letter-spacing="normal" fo:font-style="normal" fo:font-weight="bold"/>
    </style:style>
    <style:style style:name="T65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66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7" style:family="text">
      <style:text-properties fo:font-variant="normal" fo:text-transform="none" fo:color="#000000" style:font-name="Inconsolata" fo:font-size="12pt" fo:letter-spacing="normal" fo:language="en" fo:country="US" fo:font-style="normal" fo:font-weight="normal"/>
    </style:style>
    <style:style style:name="T68" style:family="text">
      <style:text-properties fo:font-variant="normal" fo:text-transform="none" fo:color="#000000" style:font-name="Inconsolata" fo:font-size="12pt" fo:font-style="normal" fo:font-weight="normal"/>
    </style:style>
    <style:style style:name="T69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0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71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72" style:family="text">
      <style:text-properties fo:font-variant="normal" fo:text-transform="none" style:font-name="Inconsolata" fo:font-size="12pt" fo:letter-spacing="normal" fo:font-style="normal" fo:font-weight="normal"/>
    </style:style>
    <style:style style:name="T73" style:family="text">
      <style:text-properties fo:font-variant="normal" fo:text-transform="none" style:font-name="Inconsolata" fo:font-size="12pt" fo:letter-spacing="normal" fo:language="en" fo:country="US" fo:font-style="normal" fo:font-weight="normal"/>
    </style:style>
    <style:style style:name="T74" style:family="text">
      <style:text-properties fo:font-variant="normal" fo:text-transform="none" style:font-name="Inconsolata" fo:font-size="12pt" fo:letter-spacing="normal" fo:language="ru" fo:country="RU" fo:font-style="normal" fo:font-weight="normal"/>
    </style:style>
    <style:style style:name="T75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76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77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78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79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80" style:family="text">
      <style:text-properties style:font-name="Symbol" fo:font-size="10pt"/>
    </style:style>
    <style:style style:name="T81" style:family="text">
      <style:text-properties style:font-name="Symbol" fo:font-size="10pt" fo:background-color="#d3d3d3"/>
    </style:style>
    <style:style style:name="T82" style:family="text">
      <style:text-properties style:font-name="Symbol" fo:font-size="10pt" fo:background-color="#0000ff"/>
    </style:style>
    <style:style style:name="T83" style:family="text">
      <style:text-properties style:font-name="Symbol" fo:font-size="10pt" fo:background-color="#ff00ff"/>
    </style:style>
    <style:style style:name="T84" style:family="text">
      <style:text-properties style:font-name="Symbol" fo:font-size="10pt" fo:background-color="#00ff00"/>
    </style:style>
    <style:style style:name="T85" style:family="text">
      <style:text-properties style:font-name="Symbol" fo:font-size="10pt" fo:background-color="#808000"/>
    </style:style>
    <style:style style:name="T86" style:family="text">
      <style:text-properties style:text-line-through-style="none" style:font-name="inherit" fo:font-size="10pt" style:text-underline-style="none" style:text-blinking="false"/>
    </style:style>
    <style:style style:name="T87" style:family="text">
      <style:text-properties style:text-line-through-style="none" style:font-name="inherit" fo:font-size="10pt" style:text-underline-style="none" style:text-blinking="false" fo:background-color="#00ff00"/>
    </style:style>
    <style:style style:name="T88" style:family="text">
      <style:text-properties style:text-line-through-style="none" style:font-name="inherit" fo:font-size="10pt" style:text-underline-style="none" style:text-blinking="false" fo:background-color="#ffff00"/>
    </style:style>
    <style:style style:name="T89" style:family="text">
      <style:text-properties style:text-line-through-style="none" style:font-name="inherit" fo:font-size="10pt" style:text-underline-style="none" style:text-blinking="false" fo:background-color="#0000ff"/>
    </style:style>
    <style:style style:name="T90" style:family="text">
      <style:text-properties style:text-line-through-style="none" style:font-name="inherit" fo:font-size="10pt" style:text-underline-style="none" style:text-blinking="false" fo:background-color="#d3d3d3"/>
    </style:style>
    <style:style style:name="T91" style:family="text">
      <style:text-properties style:text-line-through-style="none" style:font-name="inherit" fo:font-size="10pt" style:text-underline-style="none" style:text-blinking="false" fo:background-color="#808000"/>
    </style:style>
    <style:style style:name="T92" style:family="text">
      <style:text-properties style:font-name="inherit" fo:font-size="10pt" fo:background-color="#00ff00"/>
    </style:style>
    <style:style style:name="T93" style:family="text">
      <style:text-properties style:font-name="inherit" fo:font-size="10pt" fo:background-color="#808000"/>
    </style:style>
    <style:style style:name="T94" style:family="text">
      <style:text-properties style:font-name="inherit" fo:font-size="11.5pt"/>
    </style:style>
    <style:style style:name="T95" style:family="text">
      <style:text-properties style:font-name="inherit" fo:font-size="11.5pt" fo:background-color="#00ff00"/>
    </style:style>
    <style:style style:name="T96" style:family="text">
      <style:text-properties style:font-name="inherit" fo:font-size="11.5pt" fo:background-color="#0000ff"/>
    </style:style>
    <style:style style:name="T97" style:family="text">
      <style:text-properties style:font-name="inherit" fo:font-size="11.5pt" fo:background-color="#ff00ff"/>
    </style:style>
    <style:style style:name="T98" style:family="text">
      <style:text-properties style:font-name="inherit" fo:font-size="11.5pt" fo:language="en" fo:country="US" fo:background-color="#ff00ff"/>
    </style:style>
    <style:style style:name="T99" style:family="text">
      <style:text-properties style:font-name="inherit" fo:font-size="11.5pt" fo:background-color="#808000"/>
    </style:style>
    <style:style style:name="T100" style:family="text">
      <style:text-properties style:font-name="inherit" fo:font-size="11.5pt" fo:background-color="#00cc00"/>
    </style:style>
    <style:style style:name="T101" style:family="text">
      <style:text-properties style:font-name="inherit" fo:font-size="11.5pt" fo:background-color="#ffd320"/>
    </style:style>
    <style:style style:name="T102" style:family="text">
      <style:text-properties style:font-name="inherit" fo:font-size="11.5pt" fo:background-color="#00cc33"/>
    </style:style>
    <style:style style:name="T103" style:family="text">
      <style:text-properties style:font-name="inherit" fo:font-size="15pt" fo:font-weight="bold"/>
    </style:style>
    <style:style style:name="T104" style:family="text">
      <style:text-properties style:font-name="inherit" fo:font-size="15pt" fo:font-weight="bold" fo:background-color="#0000ff"/>
    </style:style>
    <style:style style:name="T105" style:family="text">
      <style:text-properties style:font-name="inherit" fo:font-size="15pt" fo:font-weight="bold" fo:background-color="#ff00ff"/>
    </style:style>
    <style:style style:name="T106" style:family="text">
      <style:text-properties style:font-name="inherit" fo:font-size="15pt" fo:font-weight="bold" fo:background-color="#00ff00"/>
    </style:style>
    <style:style style:name="T107" style:family="text">
      <style:text-properties style:font-name="inherit" fo:font-size="15pt" fo:font-weight="bold" fo:background-color="#808000"/>
    </style:style>
    <style:style style:name="T108" style:family="text">
      <style:text-properties style:font-name="Courier New1" fo:font-size="10pt" fo:background-color="#00ff00"/>
    </style:style>
    <style:style style:name="T109" style:family="text">
      <style:text-properties style:font-name="Courier New1" fo:font-size="10pt" fo:background-color="#ffff00"/>
    </style:style>
    <style:style style:name="T110" style:family="text">
      <style:text-properties style:font-name="Courier New1" fo:font-size="10pt" fo:background-color="#0000ff"/>
    </style:style>
    <style:style style:name="T111" style:family="text">
      <style:text-properties style:font-name="Courier New1" fo:font-size="10pt" fo:background-color="#d3d3d3"/>
    </style:style>
    <style:style style:name="T112" style:family="text">
      <style:text-properties style:font-name="Courier New1" fo:font-size="10pt" fo:background-color="#808000"/>
    </style:style>
    <style:style style:name="T113" style:family="text">
      <style:text-properties style:font-name="Courier New1" fo:font-size="10pt" fo:background-color="#ff00ff"/>
    </style:style>
    <style:style style:name="T114" style:family="text">
      <style:text-properties style:font-name="Courier New1" fo:font-size="10pt" fo:language="en" fo:country="US" fo:background-color="#ff00ff"/>
    </style:style>
    <style:style style:name="T115" style:family="text">
      <style:text-properties style:font-name="Courier New1" fo:font-size="10pt" fo:background-color="#00cc00"/>
    </style:style>
    <style:style style:name="T116" style:family="text">
      <style:text-properties style:font-name="Courier New1" fo:font-size="10pt" fo:background-color="#ffd320"/>
    </style:style>
    <style:style style:name="T117" style:family="text">
      <style:text-properties style:font-name="Courier New1" fo:font-size="10pt" fo:background-color="#00cc33"/>
    </style:style>
    <style:style style:name="T118" style:family="text">
      <style:text-properties style:font-name="Courier New1" fo:font-size="10pt" fo:background-color="#66ff00"/>
    </style:style>
    <style:style style:name="T119" style:family="text">
      <style:text-properties fo:background-color="#00ff00"/>
    </style:style>
    <style:style style:name="T120" style:family="text">
      <style:text-properties fo:background-color="#ffff00"/>
    </style:style>
    <style:style style:name="T121" style:family="text">
      <style:text-properties fo:background-color="#0000ff"/>
    </style:style>
    <style:style style:name="T122" style:family="text">
      <style:text-properties fo:background-color="#d3d3d3"/>
    </style:style>
    <style:style style:name="T123" style:family="text">
      <style:text-properties fo:background-color="#808000"/>
    </style:style>
    <style:style style:name="T124" style:family="text">
      <style:text-properties fo:background-color="#ff00ff"/>
    </style:style>
    <style:style style:name="T125" style:family="text">
      <style:text-properties style:font-name="Georgia" fo:font-size="11.5pt"/>
    </style:style>
    <style:style style:name="T126" style:family="text">
      <style:text-properties fo:background-color="#ffd320"/>
    </style:style>
    <style:style style:name="T127" style:family="text">
      <style:text-properties style:font-name="Inconsolata" fo:font-size="12pt" fo:font-style="italic" fo:font-weight="normal"/>
    </style:style>
    <style:style style:name="T128" style:family="text">
      <style:text-properties style:font-name="Inconsolata" fo:font-size="12pt" fo:font-style="italic" fo:font-weight="normal" fo:background-color="#66ff00"/>
    </style:style>
    <style:style style:name="T129" style:family="text">
      <style:text-properties style:font-name="Inconsolata" fo:font-size="12pt" fo:font-style="italic" fo:font-weight="normal" fo:background-color="#ffff00"/>
    </style:style>
    <style:style style:name="T130" style:family="text">
      <style:text-properties fo:background-color="#66ff00"/>
    </style:style>
    <style:style style:name="T131" style:family="text">
      <style:text-properties fo:language="en" fo:country="US"/>
    </style:style>
    <style:style style:name="T132" style:family="text">
      <style:text-properties fo:language="ru" fo:country="RU"/>
    </style:style>
    <style:style style:name="T133" style:family="text">
      <style:text-properties style:font-name="inherit1"/>
    </style:style>
    <style:style style:name="T134" style:family="text">
      <style:text-properties style:font-name="inherit1" fo:font-size="12pt" fo:font-weight="normal"/>
    </style:style>
    <style:style style:name="T135" style:family="text">
      <style:text-properties style:font-name="inherit1" fo:font-size="12pt" fo:language="en" fo:country="US" fo:font-weight="normal"/>
    </style:style>
    <style:style style:name="T136" style:family="text">
      <style:text-properties style:font-name="inherit1" fo:font-size="12pt" fo:language="ru" fo:country="RU" fo:font-weight="normal"/>
    </style:style>
    <style:style style:name="T137" style:family="text">
      <style:text-properties style:font-name="inherit1" fo:language="en" fo:country="US"/>
    </style:style>
    <style:style style:name="T138" style:family="text">
      <style:text-properties style:font-name="inherit1" fo:language="ru" fo:country="RU"/>
    </style:style>
    <style:style style:name="T139" style:family="text">
      <style:text-properties style:font-name="inherit1" fo:letter-spacing="normal"/>
    </style:style>
    <style:style style:name="T140" style:family="text">
      <style:text-properties fo:color="#333333" style:font-name="inherit1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0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86">C# 5.0 и .NET 4.5</text:span></text:a></text:p>
      <text:p text:style-name="P1"><text:span text:style-name="T108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87">Руководство C# - Часть 1</text:span></text:a></text:p>
      <text:p text:style-name="P1"><text:span text:style-name="T108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87">Руководство C# - Часть 2</text:span></text:a></text:p>
      <text:p text:style-name="P1"><text:span text:style-name="T109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88">Основы .NET</text:span></text:a></text:p>
      <text:p text:style-name="P1"><text:span text:style-name="T108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87">Сборки .NET</text:span></text:a><text:span text:style-name="T119">  </text:span><text:span text:style-name="T92">- не применял</text:span></text:p>
      <text:p text:style-name="P1"><text:span text:style-name="T108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87">Потоки и файлы</text:span></text:a></text:p>
      <text:p text:style-name="P1"><text:span text:style-name="T109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88">Работа с сетью</text:span></text:a></text:p>
      <text:p text:style-name="P1"><text:span text:style-name="T110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89">Оптимизация приложений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86">WPF</text:span></text:a></text:p>
      <text:p text:style-name="P1"><text:span text:style-name="T108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87">Основа WPF</text:span></text:a></text:p>
      <text:p text:style-name="P1"><text:span text:style-name="T109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88">Элементы управления WPF</text:span></text:a></text:p>
      <text:p text:style-name="P1"><text:span text:style-name="T109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88">Привязка и стили</text:span></text:a></text:p>
      <text:p text:style-name="P1"><text:span text:style-name="T109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88">Графика и анимация</text:span></text:a></text:p>
      <text:p text:style-name="P1"><text:span text:style-name="T109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88">Шаблоны WPF</text:span></text:a></text:p>
      <text:p text:style-name="P1"><text:span text:style-name="T110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89">Периферия WPF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86">Темы WPF</text:span></text:a></text:p>
      <text:p text:style-name="P1"><text:span text:style-name="T110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89">Dark Blue UI</text:span></text:a></text:p>
      <text:p text:style-name="P1"><text:span text:style-name="T110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89">Dark Orange UI</text:span></text:a></text:p>
      <text:p text:style-name="P6"> </text:p>
      <text:p text:style-name="P1"><text:span text:style-name="T81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90">Silverlight 5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86">Expression Blend 4</text:span></text:a></text:p>
      <text:p text:style-name="P1"><text:span text:style-name="T110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89">Основы работы</text:span></text:a></text:p>
      <text:p text:style-name="P1"><text:span text:style-name="T110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89">Графические интерфейсы</text:span></text:a></text:p>
      <text:p text:style-name="P1"><text:span text:style-name="T110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89">Windows Phone 7 и SF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86">Работа с БД</text:span></text:a></text:p>
      <text:p text:style-name="P1"><text:span text:style-name="T108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87">ADO.NET</text:span></text:a></text:p>
      <text:p text:style-name="P1"><text:span text:style-name="T108">o</text:span><text:span text:style-name="T8">    </text:span><text:a xlink:type="simple" xlink:href="http://professorweb.ru/my/entity-framework/6/level1/" text:style-name="Internet_20_link" text:visited-style-name="Visited_20_Internet_20_Link"><text:span text:style-name="T87">Entity Framework 6</text:span></text:a></text:p>
      <text:p text:style-name="P1"><text:span text:style-name="T111">o</text:span><text:span text:style-name="T11">    </text:span><text:a xlink:type="simple" xlink:href="http://professorweb.ru/my/sql-server/2012/level1/" text:style-name="Internet_20_link" text:visited-style-name="Visited_20_Internet_20_Link"><text:span text:style-name="T90">SQL Server 2012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86">LINQ</text:span></text:a></text:p>
      <text:p text:style-name="P1"><text:span text:style-name="T108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87">LINQ to Objects</text:span></text:a></text:p>
      <text:p text:style-name="P1"><text:span text:style-name="T108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87">LINQ to XML</text:span></text:a></text:p>
      <text:p text:style-name="P1"><text:span text:style-name="T108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87">LINQ to DataSet и SQL</text:span></text:a></text:p>
      <text:p text:style-name="P1"><text:span text:style-name="T108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87">LINQ to Entities</text:span></text:a></text:p>
      <text:p text:style-name="P1"><text:span text:style-name="T108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87">Parallel LINQ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86">ASP.NET</text:span></text:a></text:p>
      <text:p text:style-name="P1"><text:span text:style-name="T110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89">Основы ASP.NET</text:span></text:a></text:p>
      <text:p text:style-name="P1"><text:span text:style-name="T110">o</text:span><text:span text:style-name="T10">    </text:span><text:a xlink:type="simple" xlink:href="http://professorweb.ru/my/ASP_NET/sites/level1/" text:style-name="Internet_20_link" text:visited-style-name="Visited_20_Internet_20_Link"><text:span text:style-name="T89">Веб-сайты</text:span></text:a></text:p>
      <text:p text:style-name="P1"><text:span text:style-name="T110">o</text:span><text:span text:style-name="T10">    </text:span><text:a xlink:type="simple" xlink:href="http://professorweb.ru/my/ASP_NET/security/level1/" text:style-name="Internet_20_link" text:visited-style-name="Visited_20_Internet_20_Link"><text:span text:style-name="T89">Безопасность</text:span></text:a></text:p>
      <text:p text:style-name="P1"><text:span text:style-name="T110">o</text:span><text:span text:style-name="T10">    </text:span><text:a xlink:type="simple" xlink:href="http://professorweb.ru/my/ASP_NET/gamestore/level1/" text:style-name="Internet_20_link" text:visited-style-name="Visited_20_Internet_20_Link"><text:span text:style-name="T89">Интернет магазин</text:span></text:a></text:p>
      <text:p text:style-name="P1"><text:span text:style-name="T110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89">ASP.NET Web Forms 4.5</text:span></text:a></text:p>
      <text:p text:style-name="P1"><text:span text:style-name="T110">o</text:span><text:span text:style-name="T10">    </text:span><text:a xlink:type="simple" xlink:href="http://professorweb.ru/my/ASP_NET/mvc/level1/" text:style-name="Internet_20_link" text:visited-style-name="Visited_20_Internet_20_Link"><text:span text:style-name="T89">ASP.NET MVC 5</text:span></text:a></text:p>
      <text:p text:style-name="P6"> </text:p>
      <text:p text:style-name="P1"><text:span text:style-name="T80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86">Windows 8/10</text:span></text:a></text:p>
      <text:p text:style-name="P1"><text:span text:style-name="T112">o</text:span><text:span text:style-name="T12">    </text:span><text:a xlink:type="simple" xlink:href="http://professorweb.ru/my/windows8/rt/level1/" text:style-name="Internet_20_link" text:visited-style-name="Visited_20_Internet_20_Link"><text:span text:style-name="T91">WinRT - основы</text:span></text:a></text:p>
      <text:p text:style-name="P1"><text:span text:style-name="T112">o</text:span><text:span text:style-name="T12">    </text:span><text:a xlink:type="simple" xlink:href="http://professorweb.ru/my/windows8/rt-ext/level1/" text:style-name="Internet_20_link" text:visited-style-name="Visited_20_Internet_20_Link"><text:span text:style-name="T93">WinRT - специальные возможности</text:span></text:a></text:p>
      <text:p text:style-name="Text_20_body"> </text:p>
      <text:p text:style-name="P1"><text:span text:style-name="T80">·</text:span><text:span text:style-name="T1"> </text:span><text:span text:style-name="T7">О</text:span><text:span text:style-name="T19">сновы веб программирование</text:span></text:p>
      <text:p text:style-name="P1"><text:span text:style-name="T118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19">___</text:span> - прочел, полностью пройдено</text:p>
      <text:p text:style-name="Text_20_body"><text:span text:style-name="T120">___</text:span> - смотри ниже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94">C# и .NET</text:span></text:a> <text:span text:style-name="T125">--- Основы .NET</text:span></text:p>
      <text:p text:style-name="P11">Содержание:</text:p>
      <text:p text:style-name="P23"/>
      <text:p text:style-name="P18"><text:span text:style-name="T80">·</text:span><text:span text:style-name="T1">     </text:span><text:span text:style-name="T103">1. Мониторинг приложений</text:span></text:p>
      <text:p text:style-name="P19"><text:span text:style-name="T108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95">Контракты кода</text:span></text:a></text:p>
      <text:p text:style-name="P19"><text:span text:style-name="T108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95">Трассировка</text:span></text:a></text:p>
      <text:p text:style-name="P19"><text:span text:style-name="T108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95">Протоколирование событий</text:span></text:a></text:p>
      <text:p text:style-name="P19"><text:span text:style-name="T108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95">Производительность приложений</text:span></text:a></text:p>
      <text:p text:style-name="P18"><text:span text:style-name="T80">·</text:span><text:span text:style-name="T1">     </text:span><text:span text:style-name="T103">2. Безопасность</text:span></text:p>
      <text:p text:style-name="P19"><text:span text:style-name="T108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95">Аутентификация и авторизация</text:span></text:a></text:p>
      <text:p text:style-name="P19"><text:span text:style-name="T108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95">Службы клиентских приложений</text:span></text:a></text:p>
      <text:p text:style-name="P19"><text:span text:style-name="T108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95">Шифрование</text:span></text:a></text:p>
      <text:p text:style-name="P19"><text:span text:style-name="T108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95">Доступ к ресурсам</text:span></text:a></text:p>
      <text:p text:style-name="P19"><text:span text:style-name="T108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95">Безопасность доступа кода</text:span></text:a></text:p>
      <text:p text:style-name="P19"><text:span text:style-name="T108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95">Использование сертификатов</text:span></text:a></text:p>
      <text:p text:style-name="P18"><text:span text:style-name="T80">·</text:span><text:span text:style-name="T1">     </text:span><text:span text:style-name="T103">3. Локализация приложений</text:span></text:p>
      <text:p text:style-name="P19"><text:span text:style-name="T108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95">Пространство имен System.Globalization</text:span></text:a></text:p>
      <text:p text:style-name="P19"><text:span text:style-name="T108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95">Культура приложения</text:span></text:a></text:p>
      <text:p text:style-name="P19"><text:span text:style-name="T108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95">Ресурсы локализованных приложений</text:span></text:a></text:p>
      <text:p text:style-name="P19"><text:span text:style-name="T108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95">Создание специальных культур</text:span></text:a></text:p>
      <text:p text:style-name="P18"><text:span text:style-name="T82">·</text:span><text:span text:style-name="T3">     </text:span><text:span text:style-name="T104">4. Службы Windows</text:span></text:p>
      <text:p text:style-name="P19"><text:span text:style-name="T110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96">Архитектура служб Windows</text:span></text:a></text:p>
      <text:p text:style-name="P19"><text:span text:style-name="T110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96">Создание службы Windows</text:span></text:a></text:p>
      <text:p text:style-name="P19"><text:span text:style-name="T110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96">Программа службы</text:span></text:a></text:p>
      <text:p text:style-name="P19"><text:span text:style-name="T110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96">Программа установки службы</text:span></text:a></text:p>
      <text:p text:style-name="P19"><text:span text:style-name="T110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96">Мониторинг служб Windows</text:span></text:a></text:p>
      <text:p text:style-name="P19"><text:span text:style-name="T110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96">Управление службами Windows</text:span></text:a></text:p>
      <text:p text:style-name="P19"><text:span text:style-name="T110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96">Выявление неисправностей работы службы Windows</text:span></text:a></text:p>
      <text:p text:style-name="P18"><text:span text:style-name="T83">·</text:span><text:span text:style-name="T4">     </text:span><text:span text:style-name="T105">5. Managed Extensibility Framework</text:span></text:p>
      <text:p text:style-name="P19"><text:soft-page-break/><text:span text:style-name="T113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97">Архитектура MEF</text:span></text:a></text:p>
      <text:p text:style-name="P19"><text:span text:style-name="T113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97">Контракты в MEF</text:span></text:a></text:p>
      <text:p text:style-name="P19"><text:span text:style-name="T113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97">Экспорт MEF</text:span></text:a></text:p>
      <text:p text:style-name="P19"><text:span text:style-name="T113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97">Импорт MEF</text:span></text:a></text:p>
      <text:p text:style-name="P19"><text:span text:style-name="T113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97">Контейнеры и поставщики экспорта MEF</text:span></text:a></text:p>
      <text:p text:style-name="P19"><text:span text:style-name="T113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97">Каталоги MEF</text:span></text:a></text:p>
      <text:p text:style-name="P18"><text:span text:style-name="T83">·</text:span><text:span text:style-name="T4">     </text:span><text:span text:style-name="T105">6. Managed And-In Framework</text:span></text:p>
      <text:p text:style-name="P19"><text:span text:style-name="T113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97">Архитектура MAF</text:span></text:a></text:p>
      <text:p text:style-name="P19"><text:span text:style-name="T113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97">Пример дополнения MAF</text:span></text:a></text:p>
      <text:p text:style-name="Text_20_body"> </text:p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80">·</text:span><text:span text:style-name="T1">     </text:span><text:span text:style-name="T103">1. Сетевые понятия и протоколы</text:span></text:p>
      <text:p text:style-name="P19"><text:span text:style-name="T108">o</text:span><text:span text:style-name="T8">    </text:span><text:a xlink:type="simple" xlink:href="http://professorweb.ru/my/csharp/web/level1/1_1.php" text:style-name="Internet_20_link" text:visited-style-name="Visited_20_Internet_20_Link"><text:span text:style-name="T95">Физическая сеть</text:span></text:a></text:p>
      <text:p text:style-name="P19"><text:span text:style-name="T108">o</text:span><text:span text:style-name="T8">    </text:span><text:a xlink:type="simple" xlink:href="http://professorweb.ru/my/csharp/web/level1/1_2.php" text:style-name="Internet_20_link" text:visited-style-name="Visited_20_Internet_20_Link"><text:span text:style-name="T95">Модель OSI</text:span></text:a></text:p>
      <text:p text:style-name="P19"><text:span text:style-name="T108">o</text:span><text:span text:style-name="T8">    </text:span><text:a xlink:type="simple" xlink:href="http://professorweb.ru/my/csharp/web/level1/1_3.php" text:style-name="Internet_20_link" text:visited-style-name="Visited_20_Internet_20_Link"><text:span text:style-name="T95">IP — Internet Protocol</text:span></text:a></text:p>
      <text:p text:style-name="P19"><text:span text:style-name="T108">o</text:span><text:span text:style-name="T8">    </text:span><text:a xlink:type="simple" xlink:href="http://professorweb.ru/my/csharp/web/level1/1_4.php" text:style-name="Internet_20_link" text:visited-style-name="Visited_20_Internet_20_Link"><text:span text:style-name="T95">Протоколы TCP и UDP</text:span></text:a></text:p>
      <text:p text:style-name="P19"><text:span text:style-name="T108">o</text:span><text:span text:style-name="T8">    </text:span><text:a xlink:type="simple" xlink:href="http://professorweb.ru/my/csharp/web/level1/1_5.php" text:style-name="Internet_20_link" text:visited-style-name="Visited_20_Internet_20_Link"><text:span text:style-name="T95">Протоколы ICMP и IGMP</text:span></text:a></text:p>
      <text:p text:style-name="P19"><text:span text:style-name="T108">o</text:span><text:span text:style-name="T8">    </text:span><text:a xlink:type="simple" xlink:href="http://professorweb.ru/my/csharp/web/level1/1_6.php" text:style-name="Internet_20_link" text:visited-style-name="Visited_20_Internet_20_Link"><text:span text:style-name="T95">Протоколы Интернета и электронной почты</text:span></text:a></text:p>
      <text:p text:style-name="P16"><text:span text:style-name="T80">·</text:span><text:span text:style-name="T1">     </text:span><text:span text:style-name="T103">2. Работа с сетью</text:span></text:p>
      <text:p text:style-name="P19"><text:span text:style-name="T108">o</text:span><text:span text:style-name="T8">    </text:span><text:a xlink:type="simple" xlink:href="http://professorweb.ru/my/csharp/web/level2/2_1.php" text:style-name="Internet_20_link" text:visited-style-name="Visited_20_Internet_20_Link"><text:span text:style-name="T95">Пространство имен System.Net</text:span></text:a></text:p>
      <text:p text:style-name="P19"><text:span text:style-name="T108">o</text:span><text:span text:style-name="T8">    </text:span><text:a xlink:type="simple" xlink:href="http://professorweb.ru/my/csharp/web/level2/2_2.php" text:style-name="Internet_20_link" text:visited-style-name="Visited_20_Internet_20_Link"><text:span text:style-name="T95">Работа с URI</text:span></text:a></text:p>
      <text:p text:style-name="P19"><text:span text:style-name="T108">o</text:span><text:span text:style-name="T8">    </text:span><text:a xlink:type="simple" xlink:href="http://professorweb.ru/my/csharp/web/level2/2_3.php" text:style-name="Internet_20_link" text:visited-style-name="Visited_20_Internet_20_Link"><text:span text:style-name="T95">Класс WebClient</text:span></text:a></text:p>
      <text:p text:style-name="P19"><text:span text:style-name="T108">o</text:span><text:span text:style-name="T8">    </text:span><text:a xlink:type="simple" xlink:href="http://professorweb.ru/my/csharp/web/level2/2_4.php" text:style-name="Internet_20_link" text:visited-style-name="Visited_20_Internet_20_Link"><text:span text:style-name="T95">Классы WebRequest и WebResponse</text:span></text:a></text:p>
      <text:p text:style-name="P19"><text:span text:style-name="T108">o</text:span><text:span text:style-name="T8">    </text:span><text:a xlink:type="simple" xlink:href="http://professorweb.ru/my/csharp/web/level2/2_5.php" text:style-name="Internet_20_link" text:visited-style-name="Visited_20_Internet_20_Link"><text:span text:style-name="T95">Классы .NET для IP-адресов</text:span></text:a></text:p>
      <text:p text:style-name="P19"><text:span text:style-name="T108">o</text:span><text:span text:style-name="T8">    </text:span><text:a xlink:type="simple" xlink:href="http://professorweb.ru/my/csharp/web/level2/2_6.php" text:style-name="Internet_20_link" text:visited-style-name="Visited_20_Internet_20_Link"><text:span text:style-name="T95">Web-прокси</text:span></text:a></text:p>
      <text:p text:style-name="P19"><text:span text:style-name="T108">o</text:span><text:span text:style-name="T8">    </text:span><text:a xlink:type="simple" xlink:href="http://professorweb.ru/my/csharp/web/level2/2_7.php" text:style-name="Internet_20_link" text:visited-style-name="Visited_20_Internet_20_Link"><text:span text:style-name="T95">Аутентификация и разрешения</text:span></text:a></text:p>
      <text:p text:style-name="P16"><text:span text:style-name="T80">·</text:span><text:span text:style-name="T1">     </text:span><text:span text:style-name="T103">3. Работа с сокетами</text:span></text:p>
      <text:p text:style-name="P19"><text:span text:style-name="T108">o</text:span><text:span text:style-name="T8">    </text:span><text:a xlink:type="simple" xlink:href="http://professorweb.ru/my/csharp/web/level3/3_1.php" text:style-name="Internet_20_link" text:visited-style-name="Visited_20_Internet_20_Link"><text:span text:style-name="T95">Сокеты</text:span></text:a></text:p>
      <text:p text:style-name="P19"><text:soft-page-break/><text:span text:style-name="T108">o</text:span><text:span text:style-name="T8">    </text:span><text:a xlink:type="simple" xlink:href="http://professorweb.ru/my/csharp/web/level3/3_2.php" text:style-name="Internet_20_link" text:visited-style-name="Visited_20_Internet_20_Link"><text:span text:style-name="T95">Клиент-серверное приложение на потоковом сокете TCP</text:span></text:a></text:p>
      <text:p text:style-name="P19"><text:span text:style-name="T108">o</text:span><text:span text:style-name="T8">    </text:span><text:a xlink:type="simple" xlink:href="http://professorweb.ru/my/csharp/web/level3/3_3.php" text:style-name="Internet_20_link" text:visited-style-name="Visited_20_Internet_20_Link"><text:span text:style-name="T95">Программа сканирования портов</text:span></text:a></text:p>
      <text:p text:style-name="P19"><text:span text:style-name="T108">o</text:span><text:span text:style-name="T8">    </text:span><text:a xlink:type="simple" xlink:href="http://professorweb.ru/my/csharp/web/level3/3_4.php" text:style-name="Internet_20_link" text:visited-style-name="Visited_20_Internet_20_Link"><text:span text:style-name="T95">Разрешения сокетов</text:span></text:a></text:p>
      <text:p text:style-name="P16"><text:span text:style-name="T80">·</text:span><text:span text:style-name="T1">     </text:span><text:span text:style-name="T103">4. TCP, FTP и UDP</text:span></text:p>
      <text:p text:style-name="P19"><text:span text:style-name="T108">o</text:span><text:span text:style-name="T8">    </text:span><text:a xlink:type="simple" xlink:href="http://professorweb.ru/my/csharp/web/level4/4_1.php" text:style-name="Internet_20_link" text:visited-style-name="Visited_20_Internet_20_Link"><text:span text:style-name="T95">Протокол TCP</text:span></text:a></text:p>
      <text:p text:style-name="P19"><text:span text:style-name="T108">o</text:span><text:span text:style-name="T8">    </text:span><text:a xlink:type="simple" xlink:href="http://professorweb.ru/my/csharp/web/level4/4_2.php" text:style-name="Internet_20_link" text:visited-style-name="Visited_20_Internet_20_Link"><text:span text:style-name="T95">Класс TcpClient</text:span></text:a></text:p>
      <text:p text:style-name="P19"><text:span text:style-name="T108">o</text:span><text:span text:style-name="T8">    </text:span><text:a xlink:type="simple" xlink:href="http://professorweb.ru/my/csharp/web/level4/4_3.php" text:style-name="Internet_20_link" text:visited-style-name="Visited_20_Internet_20_Link"><text:span text:style-name="T95">FTP Client</text:span></text:a></text:p>
      <text:p text:style-name="P19"><text:span text:style-name="T108">o</text:span><text:span text:style-name="T8">    </text:span><text:a xlink:type="simple" xlink:href="http://professorweb.ru/my/csharp/web/level4/4_4.php" text:style-name="Internet_20_link" text:visited-style-name="Visited_20_Internet_20_Link"><text:span text:style-name="T95">Класс TcpListener</text:span></text:a></text:p>
      <text:p text:style-name="P19"><text:span text:style-name="T108">o</text:span><text:span text:style-name="T8">    </text:span><text:a xlink:type="simple" xlink:href="http://professorweb.ru/my/csharp/web/level4/4_5.php" text:style-name="Internet_20_link" text:visited-style-name="Visited_20_Internet_20_Link"><text:span text:style-name="T95">Протокол UDP</text:span></text:a></text:p>
      <text:p text:style-name="P19"><text:span text:style-name="T108">o</text:span><text:span text:style-name="T8">    </text:span><text:a xlink:type="simple" xlink:href="http://professorweb.ru/my/csharp/web/level4/4_6.php" text:style-name="Internet_20_link" text:visited-style-name="Visited_20_Internet_20_Link"><text:span text:style-name="T95">Класс UdpClient</text:span></text:a></text:p>
      <text:p text:style-name="P19"><text:span text:style-name="T108">o</text:span><text:span text:style-name="T8">    </text:span><text:a xlink:type="simple" xlink:href="http://professorweb.ru/my/csharp/web/level4/4_7.php" text:style-name="Internet_20_link" text:visited-style-name="Visited_20_Internet_20_Link"><text:span text:style-name="T95">Пример приложения UDP</text:span></text:a></text:p>
      <text:p text:style-name="P19"><text:span text:style-name="T108">o</text:span><text:span text:style-name="T8">    </text:span><text:a xlink:type="simple" xlink:href="http://professorweb.ru/my/csharp/web/level4/4_8.php" text:style-name="Internet_20_link" text:visited-style-name="Visited_20_Internet_20_Link"><text:span text:style-name="T95">Передача файлов по UDP</text:span></text:a></text:p>
      <text:p text:style-name="P19"><text:span text:style-name="T108">o</text:span><text:span text:style-name="T8">    </text:span><text:a xlink:type="simple" xlink:href="http://professorweb.ru/my/csharp/web/level4/4_9.php" text:style-name="Internet_20_link" text:visited-style-name="Visited_20_Internet_20_Link"><text:span text:style-name="T95">Высокоуровневые протоколы, основанные на UDP</text:span></text:a></text:p>
      <text:p text:style-name="P16"><text:span text:style-name="T80">·</text:span><text:span text:style-name="T1">     </text:span><text:span text:style-name="T103">5. HTTP</text:span></text:p>
      <text:p text:style-name="P19"><text:span text:style-name="T108">o</text:span><text:span text:style-name="T8">    </text:span><text:a xlink:type="simple" xlink:href="http://professorweb.ru/my/csharp/web/level7/7_1.php" text:style-name="Internet_20_link" text:visited-style-name="Visited_20_Internet_20_Link"><text:span text:style-name="T95">Протокол HTTP</text:span></text:a></text:p>
      <text:p text:style-name="P19"><text:span text:style-name="T108">o</text:span><text:span text:style-name="T8">    </text:span><text:a xlink:type="simple" xlink:href="http://professorweb.ru/my/csharp/web/level7/7_2.php" text:style-name="Internet_20_link" text:visited-style-name="Visited_20_Internet_20_Link"><text:span text:style-name="T95">Классы HttpWebRequest и HttpWebResponse</text:span></text:a></text:p>
      <text:p text:style-name="P19"><text:span text:style-name="T108">o</text:span><text:span text:style-name="T8">    </text:span><text:a xlink:type="simple" xlink:href="http://professorweb.ru/my/csharp/web/level7/7_3.php" text:style-name="Internet_20_link" text:visited-style-name="Visited_20_Internet_20_Link"><text:span text:style-name="T95">Управление соединением HTTP</text:span></text:a></text:p>
      <text:p text:style-name="P19"><text:span text:style-name="T108">o</text:span><text:span text:style-name="T8">    </text:span><text:a xlink:type="simple" xlink:href="http://professorweb.ru/my/csharp/web/level7/7_4.php" text:style-name="Internet_20_link" text:visited-style-name="Visited_20_Internet_20_Link"><text:span text:style-name="T95">Чтение и запись cookie</text:span></text:a></text:p>
      <text:p text:style-name="P16"><text:span text:style-name="T80">·</text:span><text:span text:style-name="T1">     </text:span><text:span text:style-name="T103">6. Сеть P2P</text:span></text:p>
      <text:p text:style-name="P19"><text:span text:style-name="T113">o</text:span><text:span text:style-name="T13">    </text:span><text:a xlink:type="simple" xlink:href="http://professorweb.ru/my/csharp/web/level8/8_1.php" text:style-name="Internet_20_link" text:visited-style-name="Visited_20_Internet_20_Link"><text:span text:style-name="T97">Сеть P2P</text:span></text:a></text:p>
      <text:p text:style-name="P19"><text:span text:style-name="T114">o</text:span><text:span text:style-name="T14">    </text:span><text:a xlink:type="simple" xlink:href="http://professorweb.ru/my/csharp/web/level8/8_2.php" text:style-name="Internet_20_link" text:visited-style-name="Visited_20_Internet_20_Link"><text:span text:style-name="T97">Платформа</text:span></text:a><text:a xlink:type="simple" xlink:href="http://professorweb.ru/my/csharp/web/level8/8_2.php" text:style-name="Internet_20_link" text:visited-style-name="Visited_20_Internet_20_Link"><text:span text:style-name="T124"> </text:span></text:a><text:a xlink:type="simple" xlink:href="http://professorweb.ru/my/csharp/web/level8/8_2.php" text:style-name="Internet_20_link" text:visited-style-name="Visited_20_Internet_20_Link"><text:span text:style-name="T98">Microsoft Peer-to-Peer Networking</text:span></text:a></text:p>
      <text:p text:style-name="P19"><text:span text:style-name="T113">o</text:span><text:span text:style-name="T13">    </text:span><text:a xlink:type="simple" xlink:href="http://professorweb.ru/my/csharp/web/level8/8_3.php" text:style-name="Internet_20_link" text:visited-style-name="Visited_20_Internet_20_Link"><text:span text:style-name="T97">Создание приложений P2P</text:span></text:a></text:p>
      <text:p text:style-name="P19"><text:span text:style-name="T113">o</text:span><text:span text:style-name="T13">    </text:span><text:a xlink:type="simple" xlink:href="http://professorweb.ru/my/csharp/web/level8/8_4.php" text:style-name="Internet_20_link" text:visited-style-name="Visited_20_Internet_20_Link"><text:span text:style-name="T97">Пространство имен System.Net.PeerToPeer.Collaboration</text:span></text:a></text:p>
      <text:p text:style-name="P16"><text:span text:style-name="T80">·</text:span><text:span text:style-name="T1">     </text:span><text:span text:style-name="T103">7. Технология Message Queuing</text:span></text:p>
      <text:p text:style-name="P19"><text:span text:style-name="T113">o</text:span><text:span text:style-name="T13">    </text:span><text:a xlink:type="simple" xlink:href="http://professorweb.ru/my/csharp/web/level9/9_1.php" text:style-name="Internet_20_link" text:visited-style-name="Visited_20_Internet_20_Link"><text:span text:style-name="T97">Обзор Message Queuing</text:span></text:a></text:p>
      <text:p text:style-name="P19"><text:span text:style-name="T113">o</text:span><text:span text:style-name="T13">    </text:span><text:a xlink:type="simple" xlink:href="http://professorweb.ru/my/csharp/web/level9/9_2.php" text:style-name="Internet_20_link" text:visited-style-name="Visited_20_Internet_20_Link"><text:span text:style-name="T97">Архитектура Message Queuing</text:span></text:a></text:p>
      <text:p text:style-name="P19"><text:span text:style-name="T113">o</text:span><text:span text:style-name="T13">    </text:span><text:a xlink:type="simple" xlink:href="http://professorweb.ru/my/csharp/web/level9/9_3.php" text:style-name="Internet_20_link" text:visited-style-name="Visited_20_Internet_20_Link"><text:span text:style-name="T97">Программирование с использованием Message Queuing</text:span></text:a></text:p>
      <text:p text:style-name="P19"><text:span text:style-name="T113">o</text:span><text:span text:style-name="T13">    </text:span><text:a xlink:type="simple" xlink:href="http://professorweb.ru/my/csharp/web/level9/9_4.php" text:style-name="Internet_20_link" text:visited-style-name="Visited_20_Internet_20_Link"><text:span text:style-name="T97">Пример приложения Message Queuing</text:span></text:a></text:p>
      <text:p text:style-name="P19"><text:span text:style-name="T113">o</text:span><text:span text:style-name="T13">    </text:span><text:a xlink:type="simple" xlink:href="http://professorweb.ru/my/csharp/web/level9/9_5.php" text:style-name="Internet_20_link" text:visited-style-name="Visited_20_Internet_20_Link"><text:span text:style-name="T97">Транзакционные очереди</text:span></text:a></text:p>
      <text:p text:style-name="P16"><text:span text:style-name="T80">·</text:span><text:span text:style-name="T1">     </text:span><text:span text:style-name="T103">8. Синдикация RSS и Atom</text:span></text:p>
      <text:p text:style-name="P19"><text:span text:style-name="T113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97">Работа с RSS и Atom</text:span></text:a></text:p>
      <text:p text:style-name="P19"><text:span text:style-name="T113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97">Чтение каналов RSS и Atom</text:span></text:a></text:p>
      <text:p text:style-name="P19"><text:span text:style-name="T113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97">Предоставление каналов RSS и Atom</text:span></text:a></text:p>
      <text:p text:style-name="Text_20_body"> </text:p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84">·</text:span><text:span text:style-name="T5">     </text:span><text:span text:style-name="T106">1. Базовые элементы управления</text:span></text:p>
      <text:p text:style-name="P19"><text:span text:style-name="T108">o</text:span><text:span text:style-name="T8">    </text:span><text:a xlink:type="simple" xlink:href="http://professorweb.ru/my/WPF/UI_WPF/level6/6_1.php" text:style-name="Internet_20_link" text:visited-style-name="Visited_20_Internet_20_Link"><text:span text:style-name="T95">Обзор элементов управления</text:span></text:a></text:p>
      <text:p text:style-name="P19"><text:span text:style-name="T108">o</text:span><text:span text:style-name="T8">    </text:span><text:a xlink:type="simple" xlink:href="http://professorweb.ru/my/WPF/UI_WPF/level6/6_2.php" text:style-name="Internet_20_link" text:visited-style-name="Visited_20_Internet_20_Link"><text:span text:style-name="T95">Кисти фона и переднего плана</text:span></text:a></text:p>
      <text:p text:style-name="P19"><text:span text:style-name="T108">o</text:span><text:span text:style-name="T8">    </text:span><text:a xlink:type="simple" xlink:href="http://professorweb.ru/my/WPF/UI_WPF/level6/6_3.php" text:style-name="Internet_20_link" text:visited-style-name="Visited_20_Internet_20_Link"><text:span text:style-name="T95">Использование шрифтов</text:span></text:a></text:p>
      <text:p text:style-name="P19"><text:span text:style-name="T108">o</text:span><text:span text:style-name="T8">    </text:span><text:a xlink:type="simple" xlink:href="http://professorweb.ru/my/WPF/UI_WPF/level6/6_4.php" text:style-name="Internet_20_link" text:visited-style-name="Visited_20_Internet_20_Link"><text:span text:style-name="T95">Подстановка и встраивание шрифтов</text:span></text:a></text:p>
      <text:p text:style-name="P19"><text:span text:style-name="T108">o</text:span><text:span text:style-name="T8">    </text:span><text:a xlink:type="simple" xlink:href="http://professorweb.ru/my/WPF/UI_WPF/level6/6_5.php" text:style-name="Internet_20_link" text:visited-style-name="Visited_20_Internet_20_Link"><text:span text:style-name="T95">Курсоры мыши</text:span></text:a></text:p>
      <text:p text:style-name="P19"><text:span text:style-name="T108">o</text:span><text:span text:style-name="T8">    </text:span><text:a xlink:type="simple" xlink:href="http://professorweb.ru/my/WPF/UI_WPF/level6/6_6.php" text:style-name="Internet_20_link" text:visited-style-name="Visited_20_Internet_20_Link"><text:span text:style-name="T95">Элементы управления содержимым</text:span></text:a></text:p>
      <text:p text:style-name="P19"><text:span text:style-name="T108">o</text:span><text:span text:style-name="T8">    </text:span><text:a xlink:type="simple" xlink:href="http://professorweb.ru/my/WPF/UI_WPF/level6/6_7.php" text:style-name="Internet_20_link" text:visited-style-name="Visited_20_Internet_20_Link"><text:span text:style-name="T95">Выравнивание</text:span></text:a></text:p>
      <text:p text:style-name="P19"><text:span text:style-name="T108">o</text:span><text:span text:style-name="T8">    </text:span><text:a xlink:type="simple" xlink:href="http://professorweb.ru/my/WPF/UI_WPF/level6/6_8.php" text:style-name="Internet_20_link" text:visited-style-name="Visited_20_Internet_20_Link"><text:span text:style-name="T95">Метки</text:span></text:a></text:p>
      <text:p text:style-name="P19"><text:span text:style-name="T108">o</text:span><text:span text:style-name="T8">    </text:span><text:a xlink:type="simple" xlink:href="http://professorweb.ru/my/WPF/UI_WPF/level6/6_9.php" text:style-name="Internet_20_link" text:visited-style-name="Visited_20_Internet_20_Link"><text:span text:style-name="T95">Кнопки</text:span></text:a></text:p>
      <text:p text:style-name="P19"><text:span text:style-name="T108">o</text:span><text:span text:style-name="T8">    </text:span><text:a xlink:type="simple" xlink:href="http://professorweb.ru/my/WPF/UI_WPF/level6/6_10.php" text:style-name="Internet_20_link" text:visited-style-name="Visited_20_Internet_20_Link"><text:span text:style-name="T95">Всплывающие подсказки</text:span></text:a></text:p>
      <text:p text:style-name="P19"><text:span text:style-name="T108">o</text:span><text:span text:style-name="T8">    </text:span><text:a xlink:type="simple" xlink:href="http://professorweb.ru/my/WPF/UI_WPF/level6/6_11.php" text:style-name="Internet_20_link" text:visited-style-name="Visited_20_Internet_20_Link"><text:span text:style-name="T95">ToolTipService и Popup</text:span></text:a></text:p>
      <text:p text:style-name="P19"><text:span text:style-name="T108">o</text:span><text:span text:style-name="T8">    </text:span><text:a xlink:type="simple" xlink:href="http://professorweb.ru/my/WPF/UI_WPF/level6/6_12.php" text:style-name="Internet_20_link" text:visited-style-name="Visited_20_Internet_20_Link"><text:span text:style-name="T95">Класс ScrollViewer</text:span></text:a></text:p>
      <text:p text:style-name="P19"><text:span text:style-name="T108">o</text:span><text:span text:style-name="T8">    </text:span><text:a xlink:type="simple" xlink:href="http://professorweb.ru/my/WPF/UI_WPF/level6/6_13.php" text:style-name="Internet_20_link" text:visited-style-name="Visited_20_Internet_20_Link"><text:span text:style-name="T95">GroupBox и TabItem</text:span></text:a></text:p>
      <text:p text:style-name="P19"><text:span text:style-name="T108">o</text:span><text:span text:style-name="T8">    </text:span><text:a xlink:type="simple" xlink:href="http://professorweb.ru/my/WPF/UI_WPF/level6/6_14.php" text:style-name="Internet_20_link" text:visited-style-name="Visited_20_Internet_20_Link"><text:span text:style-name="T95">Expander</text:span></text:a></text:p>
      <text:p text:style-name="P19"><text:span text:style-name="T108">o</text:span><text:span text:style-name="T8">    </text:span><text:a xlink:type="simple" xlink:href="http://professorweb.ru/my/WPF/UI_WPF/level6/6_15.php" text:style-name="Internet_20_link" text:visited-style-name="Visited_20_Internet_20_Link"><text:span text:style-name="T95">TextBox</text:span></text:a></text:p>
      <text:p text:style-name="P19"><text:span text:style-name="T108">o</text:span><text:span text:style-name="T8">    </text:span><text:a xlink:type="simple" xlink:href="http://professorweb.ru/my/WPF/UI_WPF/level6/6_16.php" text:style-name="Internet_20_link" text:visited-style-name="Visited_20_Internet_20_Link"><text:span text:style-name="T95">Проверка правописания и класс PasswordBox</text:span></text:a></text:p>
      <text:p text:style-name="P19"><text:span text:style-name="T108">o</text:span><text:span text:style-name="T8">    </text:span><text:a xlink:type="simple" xlink:href="http://professorweb.ru/my/WPF/UI_WPF/level6/6_17.php" text:style-name="Internet_20_link" text:visited-style-name="Visited_20_Internet_20_Link"><text:span text:style-name="T95">ListBox и ComboBox</text:span></text:a></text:p>
      <text:p text:style-name="P19"><text:span text:style-name="T108">o</text:span><text:span text:style-name="T8">    </text:span><text:a xlink:type="simple" xlink:href="http://professorweb.ru/my/WPF/UI_WPF/level6/6_18.php" text:style-name="Internet_20_link" text:visited-style-name="Visited_20_Internet_20_Link"><text:span text:style-name="T95">Slider и ProgressBar</text:span></text:a></text:p>
      <text:p text:style-name="P19"><text:span text:style-name="T108">o</text:span><text:span text:style-name="T8">    </text:span><text:a xlink:type="simple" xlink:href="http://professorweb.ru/my/WPF/UI_WPF/level6/6_19.php" text:style-name="Internet_20_link" text:visited-style-name="Visited_20_Internet_20_Link"><text:span text:style-name="T95">Calendar и DatePicker</text:span></text:a></text:p>
      <text:p text:style-name="P18"><text:span text:style-name="T84">·</text:span><text:span text:style-name="T5">     </text:span><text:span text:style-name="T106">2. Класс Application</text:span></text:p>
      <text:p text:style-name="P19"><text:span text:style-name="T108">o</text:span><text:span text:style-name="T8">    </text:span><text:a xlink:type="simple" xlink:href="http://professorweb.ru/my/WPF/UI_WPF/level7/7_1.php" text:style-name="Internet_20_link" text:visited-style-name="Visited_20_Internet_20_Link"><text:span text:style-name="T95">Создание и останов приложения</text:span></text:a></text:p>
      <text:p text:style-name="P19"><text:span text:style-name="T108">o</text:span><text:span text:style-name="T8">    </text:span><text:a xlink:type="simple" xlink:href="http://professorweb.ru/my/WPF/UI_WPF/level7/7_2.php" text:style-name="Internet_20_link" text:visited-style-name="Visited_20_Internet_20_Link"><text:span text:style-name="T95">События класса Application</text:span></text:a></text:p>
      <text:p text:style-name="P19"><text:span text:style-name="T108">o</text:span><text:span text:style-name="T8">    </text:span><text:a xlink:type="simple" xlink:href="http://professorweb.ru/my/WPF/UI_WPF/level7/7_3.php" text:style-name="Internet_20_link" text:visited-style-name="Visited_20_Internet_20_Link"><text:span text:style-name="T95">Экран заставки</text:span></text:a></text:p>
      <text:p text:style-name="P19"><text:span text:style-name="T108">o</text:span><text:span text:style-name="T8">    </text:span><text:a xlink:type="simple" xlink:href="http://professorweb.ru/my/WPF/UI_WPF/level7/7_4.php" text:style-name="Internet_20_link" text:visited-style-name="Visited_20_Internet_20_Link"><text:span text:style-name="T95">Взаимодействие между окнами</text:span></text:a></text:p>
      <text:p text:style-name="P19"><text:span text:style-name="T108">o</text:span><text:span text:style-name="T8">    </text:span><text:a xlink:type="simple" xlink:href="http://professorweb.ru/my/WPF/UI_WPF/level7/7_5.php" text:style-name="Internet_20_link" text:visited-style-name="Visited_20_Internet_20_Link"><text:span text:style-name="T95">Приложение одного экземпляра</text:span></text:a></text:p>
      <text:p text:style-name="P19"><text:span text:style-name="T108">o</text:span><text:span text:style-name="T8">    </text:span><text:a xlink:type="simple" xlink:href="http://professorweb.ru/my/WPF/UI_WPF/level7/7_6.php" text:style-name="Internet_20_link" text:visited-style-name="Visited_20_Internet_20_Link"><text:span text:style-name="T95">Регистрация типа файла</text:span></text:a></text:p>
      <text:p text:style-name="P19"><text:span text:style-name="T108">o</text:span><text:span text:style-name="T8">    </text:span><text:a xlink:type="simple" xlink:href="http://professorweb.ru/my/WPF/UI_WPF/level7/7_7.php" text:style-name="Internet_20_link" text:visited-style-name="Visited_20_Internet_20_Link"><text:span text:style-name="T95">Ресурсы сборки</text:span></text:a></text:p>
      <text:p text:style-name="P19"><text:span text:style-name="T108">o</text:span><text:span text:style-name="T8">    </text:span><text:a xlink:type="simple" xlink:href="http://professorweb.ru/my/WPF/UI_WPF/level7/7_8.php" text:style-name="Internet_20_link" text:visited-style-name="Visited_20_Internet_20_Link"><text:span text:style-name="T95">Извлечение ресурсов</text:span></text:a></text:p>
      <text:p text:style-name="P19"><text:span text:style-name="T108">o</text:span><text:span text:style-name="T8">    </text:span><text:a xlink:type="simple" xlink:href="http://professorweb.ru/my/WPF/UI_WPF/level7/7_9.php" text:style-name="Internet_20_link" text:visited-style-name="Visited_20_Internet_20_Link"><text:span text:style-name="T95">Использование ресурсов</text:span></text:a></text:p>
      <text:p text:style-name="P19"><text:span text:style-name="T108">o</text:span><text:span text:style-name="T8">    </text:span><text:a xlink:type="simple" xlink:href="http://professorweb.ru/my/WPF/UI_WPF/level7/7_10.php" text:style-name="Internet_20_link" text:visited-style-name="Visited_20_Internet_20_Link"><text:span text:style-name="T95">Локализация приложения</text:span></text:a></text:p>
      <text:p text:style-name="P19"><text:span text:style-name="T108">o</text:span><text:span text:style-name="T8">    </text:span><text:a xlink:type="simple" xlink:href="http://professorweb.ru/my/WPF/UI_WPF/level7/7_11.php" text:style-name="Internet_20_link" text:visited-style-name="Visited_20_Internet_20_Link"><text:span text:style-name="T95">Процесс перевода</text:span></text:a></text:p>
      <text:p text:style-name="P18"><text:span text:style-name="T84">·</text:span><text:span text:style-name="T5">     </text:span><text:span text:style-name="T106">3. Элементы ListView, TreeView и DataGrid</text:span></text:p>
      <text:p text:style-name="P19"><text:span text:style-name="T108">o</text:span><text:span text:style-name="T8">    </text:span><text:a xlink:type="simple" xlink:href="http://professorweb.ru/my/WPF/UI_WPF/level22/22_1.php" text:style-name="Internet_20_link" text:visited-style-name="Visited_20_Internet_20_Link"><text:span text:style-name="T95">ListView</text:span></text:a></text:p>
      <text:p text:style-name="P19"><text:span text:style-name="T108">o</text:span><text:span text:style-name="T8">    </text:span><text:a xlink:type="simple" xlink:href="http://professorweb.ru/my/WPF/UI_WPF/level22/22_2.php" text:style-name="Internet_20_link" text:visited-style-name="Visited_20_Internet_20_Link"><text:span text:style-name="T95">Шаблоны ячеек ListView</text:span></text:a></text:p>
      <text:p text:style-name="P19"><text:span text:style-name="T108">o</text:span><text:span text:style-name="T8">    </text:span><text:a xlink:type="simple" xlink:href="http://professorweb.ru/my/WPF/UI_WPF/level22/22_3.php" text:style-name="Internet_20_link" text:visited-style-name="Visited_20_Internet_20_Link"><text:span text:style-name="T95">Создание специального представления</text:span></text:a></text:p>
      <text:p text:style-name="P19"><text:span text:style-name="T108">o</text:span><text:span text:style-name="T8">    </text:span><text:a xlink:type="simple" xlink:href="http://professorweb.ru/my/WPF/UI_WPF/level22/22_4.php" text:style-name="Internet_20_link" text:visited-style-name="Visited_20_Internet_20_Link"><text:span text:style-name="T95">Стили представления</text:span></text:a></text:p>
      <text:p text:style-name="P19"><text:span text:style-name="T108">o</text:span><text:span text:style-name="T8">    </text:span><text:a xlink:type="simple" xlink:href="http://professorweb.ru/my/WPF/UI_WPF/level22/22_5.php" text:style-name="Internet_20_link" text:visited-style-name="Visited_20_Internet_20_Link"><text:span text:style-name="T95">TreeView</text:span></text:a></text:p>
      <text:p text:style-name="P19"><text:span text:style-name="T108">o</text:span><text:span text:style-name="T8">    </text:span><text:a xlink:type="simple" xlink:href="http://professorweb.ru/my/WPF/UI_WPF/level22/22_6.php" text:style-name="Internet_20_link" text:visited-style-name="Visited_20_Internet_20_Link"><text:span text:style-name="T95">Создание узлов TreeView</text:span></text:a></text:p>
      <text:p text:style-name="P19"><text:span text:style-name="T108">o</text:span><text:span text:style-name="T8">    </text:span><text:a xlink:type="simple" xlink:href="http://professorweb.ru/my/WPF/UI_WPF/level22/22_7.php" text:style-name="Internet_20_link" text:visited-style-name="Visited_20_Internet_20_Link"><text:span text:style-name="T95">DataGrid</text:span></text:a></text:p>
      <text:p text:style-name="P19"><text:span text:style-name="T108">o</text:span><text:span text:style-name="T8">    </text:span><text:a xlink:type="simple" xlink:href="http://professorweb.ru/my/WPF/UI_WPF/level22/22_8.php" text:style-name="Internet_20_link" text:visited-style-name="Visited_20_Internet_20_Link"><text:span text:style-name="T95">Столбцы DataGrid</text:span></text:a></text:p>
      <text:p text:style-name="P19"><text:span text:style-name="T108">o</text:span><text:span text:style-name="T8">    </text:span><text:a xlink:type="simple" xlink:href="http://professorweb.ru/my/WPF/UI_WPF/level22/22_9.php" text:style-name="Internet_20_link" text:visited-style-name="Visited_20_Internet_20_Link"><text:span text:style-name="T95">Форматирование и стилизация столбцов DataGrid</text:span></text:a></text:p>
      <text:p text:style-name="P19"><text:span text:style-name="T108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95">Форматирование строк DataGrid</text:span></text:a></text:p>
      <text:p text:style-name="P19"><text:span text:style-name="T108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95">Настройка DataGrid</text:span></text:a></text:p>
      <text:p text:style-name="P18"><text:span text:style-name="T84">·</text:span><text:span text:style-name="T5">     </text:span><text:span text:style-name="T106">4. Окна</text:span></text:p>
      <text:p text:style-name="P19"><text:soft-page-break/><text:span text:style-name="T108">o</text:span><text:span text:style-name="T8">    </text:span><text:a xlink:type="simple" xlink:href="http://professorweb.ru/my/WPF/UI_WPF/level23/23_1.php" text:style-name="Internet_20_link" text:visited-style-name="Visited_20_Internet_20_Link"><text:span text:style-name="T95">Класс Window</text:span></text:a></text:p>
      <text:p text:style-name="P19"><text:span text:style-name="T108">o</text:span><text:span text:style-name="T8">    </text:span><text:a xlink:type="simple" xlink:href="http://professorweb.ru/my/WPF/UI_WPF/level23/23_2.php" text:style-name="Internet_20_link" text:visited-style-name="Visited_20_Internet_20_Link"><text:span text:style-name="T95">Отображение окна</text:span></text:a></text:p>
      <text:p text:style-name="P19"><text:span text:style-name="T108">o</text:span><text:span text:style-name="T8">    </text:span><text:a xlink:type="simple" xlink:href="http://professorweb.ru/my/WPF/UI_WPF/level23/23_3.php" text:style-name="Internet_20_link" text:visited-style-name="Visited_20_Internet_20_Link"><text:span text:style-name="T95">Взаимодействие окон</text:span></text:a></text:p>
      <text:p text:style-name="P19"><text:span text:style-name="T108">o</text:span><text:span text:style-name="T8">    </text:span><text:a xlink:type="simple" xlink:href="http://professorweb.ru/my/WPF/UI_WPF/level23/23_4.php" text:style-name="Internet_20_link" text:visited-style-name="Visited_20_Internet_20_Link"><text:span text:style-name="T95">Диалоговые окна</text:span></text:a></text:p>
      <text:p text:style-name="P19"><text:span text:style-name="T108">o</text:span><text:span text:style-name="T8">    </text:span><text:a xlink:type="simple" xlink:href="http://professorweb.ru/my/WPF/UI_WPF/level23/23_5.php" text:style-name="Internet_20_link" text:visited-style-name="Visited_20_Internet_20_Link"><text:span text:style-name="T95">Окна нестандартной формы</text:span></text:a></text:p>
      <text:p text:style-name="P19"><text:span text:style-name="T108">o</text:span><text:span text:style-name="T8">    </text:span><text:a xlink:type="simple" xlink:href="http://professorweb.ru/my/WPF/UI_WPF/level23/23_6.php" text:style-name="Internet_20_link" text:visited-style-name="Visited_20_Internet_20_Link"><text:span text:style-name="T95">Настройка нестандартных окон</text:span></text:a></text:p>
      <text:p text:style-name="P19"><text:span text:style-name="T108">o</text:span><text:span text:style-name="T8">    </text:span><text:a xlink:type="simple" xlink:href="http://professorweb.ru/my/WPF/UI_WPF/level23/23_7.php" text:style-name="Internet_20_link" text:visited-style-name="Visited_20_Internet_20_Link"><text:span text:style-name="T95">Шаблон окна</text:span></text:a></text:p>
      <text:p text:style-name="P19"><text:span text:style-name="T108">o</text:span><text:span text:style-name="T8">    </text:span><text:a xlink:type="simple" xlink:href="http://professorweb.ru/my/WPF/UI_WPF/level23/23_8.php" text:style-name="Internet_20_link" text:visited-style-name="Visited_20_Internet_20_Link"><text:span text:style-name="T95">Эффект AeroGlass</text:span></text:a></text:p>
      <text:p text:style-name="P19"><text:span text:style-name="T108">o</text:span><text:span text:style-name="T8">    </text:span><text:a xlink:type="simple" xlink:href="http://professorweb.ru/my/WPF/UI_WPF/level23/23_9.php" text:style-name="Internet_20_link" text:visited-style-name="Visited_20_Internet_20_Link"><text:span text:style-name="T95">Панель задач Windows 7</text:span></text:a></text:p>
      <text:p text:style-name="P19"><text:span text:style-name="T108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95">Списки используемых элементов в панели задач</text:span></text:a></text:p>
      <text:p text:style-name="P19"><text:span text:style-name="T108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95">Изменение значков и окон предварительного просмотра, отображаемых в панели задач</text:span></text:a></text:p>
      <text:p text:style-name="P18"><text:span text:style-name="T82">·</text:span><text:span text:style-name="T3">     </text:span><text:span text:style-name="T104">5. Страницы и навигация</text:span></text:p>
      <text:p text:style-name="P19"><text:span text:style-name="T110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96">Страничная навигация</text:span></text:a></text:p>
      <text:p text:style-name="P19"><text:span text:style-name="T110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96">Страничные интерфейсы</text:span></text:a></text:p>
      <text:p text:style-name="P19"><text:span text:style-name="T110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96">Гиперссылки</text:span></text:a></text:p>
      <text:p text:style-name="P19"><text:span text:style-name="T110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96">Размещение страниц</text:span></text:a></text:p>
      <text:p text:style-name="P19"><text:span text:style-name="T110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96">Хронология страниц</text:span></text:a></text:p>
      <text:p text:style-name="P19"><text:span text:style-name="T110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96">Служба навигации</text:span></text:a></text:p>
      <text:p text:style-name="P19"><text:span text:style-name="T110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96">Управление журналом навигации</text:span></text:a></text:p>
      <text:p text:style-name="P19"><text:span text:style-name="T110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96">Добавление в журнал специальных элементов</text:span></text:a></text:p>
      <text:p text:style-name="P19"><text:span text:style-name="T110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96">Страничные функции</text:span></text:a></text:p>
      <text:p text:style-name="P19"><text:span text:style-name="T110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96">Приложения XBAP</text:span></text:a></text:p>
      <text:p text:style-name="P19"><text:span text:style-name="T110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96">Элемент управления WebBrowser</text:span></text:a></text:p>
      <text:p text:style-name="P19"><text:span text:style-name="T110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96">Написание сценариев для веб-страницы с помощью .NET</text:span></text:a></text:p>
      <text:p text:style-name="P18"><text:span text:style-name="T84">·</text:span><text:span text:style-name="T5">     </text:span><text:span text:style-name="T106">6. Меню, панели инструментов и ленты (Ribbon)</text:span></text:p>
      <text:p text:style-name="P19"><text:span text:style-name="T108">o</text:span><text:span text:style-name="T8">    </text:span><text:a xlink:type="simple" xlink:href="http://professorweb.ru/my/WPF/UI_WPF/level25/25_1.php" text:style-name="Internet_20_link" text:visited-style-name="Visited_20_Internet_20_Link"><text:span text:style-name="T95">Меню</text:span></text:a></text:p>
      <text:p text:style-name="P19"><text:span text:style-name="T108">o</text:span><text:span text:style-name="T8">    </text:span><text:a xlink:type="simple" xlink:href="http://professorweb.ru/my/WPF/UI_WPF/level25/25_2.php" text:style-name="Internet_20_link" text:visited-style-name="Visited_20_Internet_20_Link"><text:span text:style-name="T95">Элементы меню</text:span></text:a></text:p>
      <text:p text:style-name="P19"><text:span text:style-name="T108">o</text:span><text:span text:style-name="T8">    </text:span><text:a xlink:type="simple" xlink:href="http://professorweb.ru/my/WPF/UI_WPF/level25/25_3.php" text:style-name="Internet_20_link" text:visited-style-name="Visited_20_Internet_20_Link"><text:span text:style-name="T95">Элемент управления ToolBar</text:span></text:a></text:p>
      <text:p text:style-name="P19"><text:span text:style-name="T108">o</text:span><text:span text:style-name="T8">    </text:span><text:a xlink:type="simple" xlink:href="http://professorweb.ru/my/WPF/UI_WPF/level25/25_4.php" text:style-name="Internet_20_link" text:visited-style-name="Visited_20_Internet_20_Link"><text:span text:style-name="T95">Элементы управления ToolBarTray и StatusBar</text:span></text:a></text:p>
      <text:p text:style-name="P19"><text:span text:style-name="T108">o</text:span><text:span text:style-name="T8">    </text:span><text:a xlink:type="simple" xlink:href="http://professorweb.ru/my/WPF/UI_WPF/level25/25_5.php" text:style-name="Internet_20_link" text:visited-style-name="Visited_20_Internet_20_Link"><text:span text:style-name="T95">Ленты</text:span></text:a></text:p>
      <text:p text:style-name="P19"><text:span text:style-name="T108">o</text:span><text:span text:style-name="T8">    </text:span><text:a xlink:type="simple" xlink:href="http://professorweb.ru/my/WPF/UI_WPF/level25/25_6.php" text:style-name="Internet_20_link" text:visited-style-name="Visited_20_Internet_20_Link"><text:span text:style-name="T95">Настройка Ribbon</text:span></text:a></text:p>
      <text:p text:style-name="P18"><text:span text:style-name="T84">·</text:span><text:span text:style-name="T5">     </text:span><text:span text:style-name="T106">7. Звук и видео</text:span></text:p>
      <text:p text:style-name="P19"><text:span text:style-name="T108">o</text:span><text:span text:style-name="T8">    </text:span><text:a xlink:type="simple" xlink:href="http://professorweb.ru/my/WPF/UI_WPF/level26/26_1.php" text:style-name="Internet_20_link" text:visited-style-name="Visited_20_Internet_20_Link"><text:span text:style-name="T95">Воспроизведение WAV-аудио</text:span></text:a></text:p>
      <text:p text:style-name="P19"><text:span text:style-name="T108">o</text:span><text:span text:style-name="T8">    </text:span><text:a xlink:type="simple" xlink:href="http://professorweb.ru/my/WPF/UI_WPF/level26/26_2.php" text:style-name="Internet_20_link" text:visited-style-name="Visited_20_Internet_20_Link"><text:span text:style-name="T95">Класс MediaPlayer</text:span></text:a></text:p>
      <text:p text:style-name="P19"><text:span text:style-name="T108">o</text:span><text:span text:style-name="T8">    </text:span><text:a xlink:type="simple" xlink:href="http://professorweb.ru/my/WPF/UI_WPF/level26/26_3.php" text:style-name="Internet_20_link" text:visited-style-name="Visited_20_Internet_20_Link"><text:span text:style-name="T95">Элемент MediaElement</text:span></text:a></text:p>
      <text:p text:style-name="P19"><text:span text:style-name="T108">o</text:span><text:span text:style-name="T8">    </text:span><text:a xlink:type="simple" xlink:href="http://professorweb.ru/my/WPF/UI_WPF/level26/26_4.php" text:style-name="Internet_20_link" text:visited-style-name="Visited_20_Internet_20_Link"><text:span text:style-name="T95">Воспроизведение аудио с помощью триггеров</text:span></text:a></text:p>
      <text:p text:style-name="P19"><text:span text:style-name="T108">o</text:span><text:span text:style-name="T8">    </text:span><text:a xlink:type="simple" xlink:href="http://professorweb.ru/my/WPF/UI_WPF/level26/26_5.php" text:style-name="Internet_20_link" text:visited-style-name="Visited_20_Internet_20_Link"><text:span text:style-name="T95">Изменение громкости, баланса, скорости и позиции воспроизведения</text:span></text:a></text:p>
      <text:p text:style-name="P19"><text:span text:style-name="T108">o</text:span><text:span text:style-name="T8">    </text:span><text:a xlink:type="simple" xlink:href="http://professorweb.ru/my/WPF/UI_WPF/level26/26_6.php" text:style-name="Internet_20_link" text:visited-style-name="Visited_20_Internet_20_Link"><text:span text:style-name="T95">Видео</text:span></text:a></text:p>
      <text:p text:style-name="P19"><text:span text:style-name="T110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96">Синтез речи</text:span></text:a></text:p>
      <text:p text:style-name="P19"><text:span text:style-name="T110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96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84">·</text:span><text:span text:style-name="T5">     </text:span><text:span text:style-name="T106">1. Привязка элементов</text:span></text:p>
      <text:p text:style-name="P19"><text:span text:style-name="T108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95">Связывание элементов</text:span></text:a></text:p>
      <text:p text:style-name="P19"><text:span text:style-name="T108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95">Режимы привязки</text:span></text:a></text:p>
      <text:p text:style-name="P19"><text:span text:style-name="T108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95">Создание привязки в коде</text:span></text:a></text:p>
      <text:p text:style-name="P19"><text:span text:style-name="T108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95">Множественные привязки</text:span></text:a></text:p>
      <text:p text:style-name="P19"><text:span text:style-name="T108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95">Обновление привязок</text:span></text:a></text:p>
      <text:p text:style-name="P19"><text:span text:style-name="T108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95">Привязка к объектам</text:span></text:a></text:p>
      <text:p text:style-name="P18"><text:span text:style-name="T84">·</text:span><text:span text:style-name="T5">     </text:span><text:span text:style-name="T106">2. Команды</text:span></text:p>
      <text:p text:style-name="P19"><text:span text:style-name="T108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95">Команды</text:span></text:a></text:p>
      <text:p text:style-name="P19"><text:span text:style-name="T108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95">Модели команд</text:span></text:a></text:p>
      <text:p text:style-name="P19"><text:span text:style-name="T108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95">Библиотека команд</text:span></text:a></text:p>
      <text:p text:style-name="P19"><text:span text:style-name="T108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95">Выполнение команд</text:span></text:a></text:p>
      <text:p text:style-name="P19"><text:span text:style-name="T108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95">Настройка команд</text:span></text:a></text:p>
      <text:p text:style-name="P19"><text:span text:style-name="T108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95">Отключение команд</text:span></text:a></text:p>
      <text:p text:style-name="P19"><text:span text:style-name="T108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95">Встроенные команды</text:span></text:a></text:p>
      <text:p text:style-name="P19"><text:span text:style-name="T108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95">Специальные команды</text:span></text:a></text:p>
      <text:p text:style-name="P18"><text:span text:style-name="T84">·</text:span><text:span text:style-name="T5">     </text:span><text:span text:style-name="T106">3. Ресурсы</text:span></text:p>
      <text:p text:style-name="P19"><text:span text:style-name="T108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95">Ресурсы</text:span></text:a></text:p>
      <text:p text:style-name="P19"><text:span text:style-name="T108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95">Иерархия ресурсов</text:span></text:a></text:p>
      <text:p text:style-name="P19"><text:span text:style-name="T108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95">Статические и динамические ресурсы</text:span></text:a></text:p>
      <text:p text:style-name="P19"><text:span text:style-name="T108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95">Неразделяемые ресурсы</text:span></text:a></text:p>
      <text:p text:style-name="P19"><text:span text:style-name="T108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95">Ресурсы приложения и системы</text:span></text:a></text:p>
      <text:p text:style-name="P19"><text:span text:style-name="T108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95">Словари ресурсов</text:span></text:a></text:p>
      <text:p text:style-name="P19"><text:span text:style-name="T108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95">Разделение ресурсов между сборками</text:span></text:a></text:p>
      <text:p text:style-name="P18"><text:span text:style-name="T84">·</text:span><text:span text:style-name="T5">     </text:span><text:span text:style-name="T106">4. Стили</text:span></text:p>
      <text:p text:style-name="P19"><text:span text:style-name="T108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95">Стили</text:span></text:a></text:p>
      <text:p text:style-name="P19"><text:span text:style-name="T108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95">Создание объекта стиля</text:span></text:a></text:p>
      <text:p text:style-name="P19"><text:span text:style-name="T108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95">Установка свойств стилей</text:span></text:a></text:p>
      <text:p text:style-name="P19"><text:span text:style-name="T108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95">Присоединение обработчиков событий</text:span></text:a></text:p>
      <text:p text:style-name="P19"><text:span text:style-name="T108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95">Множество уровней стилей</text:span></text:a></text:p>
      <text:p text:style-name="P19"><text:span text:style-name="T108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95">Автоматическое применение стилей</text:span></text:a></text:p>
      <text:p text:style-name="P19"><text:span text:style-name="T108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95">Триггеры</text:span></text:a></text:p>
      <text:p text:style-name="P19"><text:span text:style-name="T108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95">Триггер события</text:span></text:a></text:p>
      <text:p text:style-name="P19"><text:span text:style-name="T117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102">Поведения</text:span></text:a></text:p>
      <text:p text:style-name="P19"><text:span text:style-name="T117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102">Создание поведений</text:span></text:a></text:p>
      <text:p text:style-name="P19"><text:span text:style-name="T117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102">Использование поведений</text:span></text:a></text:p>
      <text:p text:style-name="P18"><text:span text:style-name="T84">·</text:span><text:span text:style-name="T5">     </text:span><text:span text:style-name="T106">5. Привязка данных</text:span></text:p>
      <text:p text:style-name="P19"><text:span text:style-name="T108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95">Привязка данных из базы</text:span></text:a></text:p>
      <text:p text:style-name="P19"><text:span text:style-name="T108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95">Привязка к коллекции объектов</text:span></text:a></text:p>
      <text:p text:style-name="P19"><text:span text:style-name="T108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95">Проверка достоверности</text:span></text:a></text:p>
      <text:p text:style-name="P19"><text:span text:style-name="T108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95">Поставщики данных</text:span></text:a></text:p>
      <text:p text:style-name="P19"><text:span text:style-name="T108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95">Привязка данных и LINQ</text:span></text:a></text:p>
      <text:p text:style-name="P18"><text:span text:style-name="T80">·</text:span><text:span text:style-name="T1">     </text:span><text:span text:style-name="T103">6. Форматирование привязанных данных</text:span></text:p>
      <text:p text:style-name="P19"><text:span text:style-name="T116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101">Преобразование данных</text:span></text:a></text:p>
      <text:p text:style-name="P19"><text:span text:style-name="T116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101">Списочные элементы управления</text:span></text:a></text:p>
      <text:p text:style-name="P19"><text:span text:style-name="T116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101">Стилизация списков</text:span></text:a></text:p>
      <text:p text:style-name="P19"><text:span text:style-name="T115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100">Шаблоны данных</text:span></text:a></text:p>
      <text:p text:style-name="P22"><text:soft-page-break/> </text:p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<text:span text:style-name="T126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94">WPF</text:span></text:a> <text:span text:style-name="T125">--- Графика и анимация WPF</text:span></text:p>
      <text:p text:style-name="P10">Содержание:</text:p>
      <text:p text:style-name="P23"/>
      <text:p text:style-name="P16"><text:span text:style-name="T84">·</text:span><text:span text:style-name="T5">     </text:span><text:span text:style-name="T106">1. Фигуры, кисти и трансформации</text:span></text:p>
      <text:p text:style-name="P19"><text:span text:style-name="T108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95">Фигуры</text:span></text:a></text:p>
      <text:p text:style-name="P19"><text:span text:style-name="T108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95">Rectangle и Ellipse</text:span></text:a></text:p>
      <text:p text:style-name="P19"><text:span text:style-name="T108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95">Размеры и расположение фигур</text:span></text:a></text:p>
      <text:p text:style-name="P19"><text:span text:style-name="T108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95">Viewbox</text:span></text:a></text:p>
      <text:p text:style-name="P19"><text:span text:style-name="T108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95">Line</text:span></text:a></text:p>
      <text:p text:style-name="P19"><text:span text:style-name="T108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95">Polyline и Polygon</text:span></text:a></text:p>
      <text:p text:style-name="P19"><text:span text:style-name="T108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95">Настройка линий</text:span></text:a></text:p>
      <text:p text:style-name="P19"><text:span text:style-name="T108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95">Привязка к пикселям</text:span></text:a></text:p>
      <text:p text:style-name="P19"><text:span text:style-name="T108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95">Кисти</text:span></text:a></text:p>
      <text:p text:style-name="P19"><text:span text:style-name="T108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95">LinearGradientBrush</text:span></text:a></text:p>
      <text:p text:style-name="P19"><text:span text:style-name="T108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95">RadialGradientBrush</text:span></text:a></text:p>
      <text:p text:style-name="P19"><text:span text:style-name="T108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95">ImageBrush</text:span></text:a></text:p>
      <text:p text:style-name="P19"><text:span text:style-name="T108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95">Текстуры</text:span></text:a></text:p>
      <text:p text:style-name="P19"><text:span text:style-name="T108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95">VisualBrush</text:span></text:a></text:p>
      <text:p text:style-name="P19"><text:span text:style-name="T108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95">BitmapCacheBrush</text:span></text:a></text:p>
      <text:p text:style-name="P19"><text:span text:style-name="T108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95">Трансформации</text:span></text:a></text:p>
      <text:p text:style-name="P19"><text:span text:style-name="T108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95">Трансформация фигур</text:span></text:a></text:p>
      <text:p text:style-name="P19"><text:span text:style-name="T108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95">Трансформация элементов</text:span></text:a></text:p>
      <text:p text:style-name="P19"><text:span text:style-name="T108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95">Прозрачность</text:span></text:a></text:p>
      <text:p text:style-name="P19"><text:span text:style-name="T108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95">Маски непрозрачности</text:span></text:a></text:p>
      <text:p text:style-name="P16"><text:span text:style-name="T84">·</text:span><text:span text:style-name="T5">     </text:span><text:span text:style-name="T106">2. Классы Geometry и Drawing</text:span></text:p>
      <text:p text:style-name="P19"><text:span text:style-name="T108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95">Классы Path и Geometry</text:span></text:a></text:p>
      <text:p text:style-name="P19"><text:span text:style-name="T108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95">GeometryGroup</text:span></text:a></text:p>
      <text:p text:style-name="P19"><text:span text:style-name="T108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95">CombinedGeometry</text:span></text:a></text:p>
      <text:p text:style-name="P19"><text:span text:style-name="T108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95">PathGeometry</text:span></text:a></text:p>
      <text:p text:style-name="P19"><text:span text:style-name="T108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95">Мини-язык описания геометрии</text:span></text:a></text:p>
      <text:p text:style-name="P19"><text:span text:style-name="T108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95">Кадрирование геометрии</text:span></text:a></text:p>
      <text:p text:style-name="P19"><text:span text:style-name="T108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95">Рисунки</text:span></text:a></text:p>
      <text:p text:style-name="P19"><text:soft-page-break/><text:span text:style-name="T108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95">Экспорт рисунка</text:span></text:a></text:p>
      <text:p text:style-name="P17"><text:span text:style-name="T80">·</text:span><text:span text:style-name="T1">     </text:span><text:span text:style-name="T103">3. Эффекты и класс Visual</text:span></text:p>
      <text:p text:style-name="P19"><text:span text:style-name="T115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100">Класс Visual</text:span></text:a></text:p>
      <text:p text:style-name="P19"><text:span text:style-name="T115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100">Помещение визуальных объектов в оболочку элемента</text:span></text:a></text:p>
      <text:p text:style-name="P19"><text:span text:style-name="T115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100">Эффекты</text:span></text:a></text:p>
      <text:p text:style-name="P19"><text:span text:style-name="T115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100">ShaderEffect</text:span></text:a></text:p>
      <text:p text:style-name="P19"><text:span text:style-name="T115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100">WriteableBitmap</text:span></text:a></text:p>
      <text:p text:style-name="P19"><text:span text:style-name="T115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100">Запись пикселей</text:span></text:a></text:p>
      <text:p text:style-name="P17"><text:span text:style-name="T80">·</text:span><text:span text:style-name="T1">     </text:span><text:span text:style-name="T103">4. Основы анимации</text:span></text:p>
      <text:p text:style-name="P19"><text:span text:style-name="T115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100">Понятие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100">Базовые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100">Анимация в коде</text:span></text:a></text:p>
      <text:p text:style-name="P19"><text:span text:style-name="T115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100">Свойства линейной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100">Время жизни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100">Класс TimeLine</text:span></text:a></text:p>
      <text:p text:style-name="P19"><text:span text:style-name="T115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100">Раскадровка</text:span></text:a></text:p>
      <text:p text:style-name="P19"><text:span text:style-name="T115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100">Перекрывающиеся и синхронизированные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100">Управление воспроизведением</text:span></text:a></text:p>
      <text:p text:style-name="P19"><text:span text:style-name="T115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100">Эффект вытеснения</text:span></text:a></text:p>
      <text:p text:style-name="P19"><text:span text:style-name="T115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100">Отслеживание хода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100">Плавность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100">Режимы плавности</text:span></text:a></text:p>
      <text:p text:style-name="P19"><text:span text:style-name="T115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100">Создание специальной функции плавности</text:span></text:a></text:p>
      <text:p text:style-name="P19"><text:span text:style-name="T115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100">Производительность анимации</text:span></text:a></text:p>
      <text:p text:style-name="P19"><text:span text:style-name="T115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100">Кэширование изображений</text:span></text:a></text:p>
      <text:p text:style-name="P16"><text:span text:style-name="T82">·</text:span><text:span text:style-name="T3">     </text:span><text:span text:style-name="T103">5</text:span><text:span text:style-name="T104">. Расширенная анимация</text:span></text:p>
      <text:p text:style-name="P19"><text:span text:style-name="T110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96">Анимированные трансформации</text:span></text:a></text:p>
      <text:p text:style-name="P19"><text:span text:style-name="T110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96">Множество анимированных трансформаций</text:span></text:a></text:p>
      <text:p text:style-name="P19"><text:span text:style-name="T110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96">Анимированные кисти</text:span></text:a></text:p>
      <text:p text:style-name="P19"><text:span text:style-name="T110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96">Анимация построителя текстуры</text:span></text:a></text:p>
      <text:p text:style-name="P19"><text:span text:style-name="T110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96">Анимация ключевого кадра</text:span></text:a></text:p>
      <text:p text:style-name="P19"><text:span text:style-name="T110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96">Сплайновые анимации ключевого кадра</text:span></text:a></text:p>
      <text:p text:style-name="P19"><text:span text:style-name="T110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96">Анимация на основе пути</text:span></text:a></text:p>
      <text:p text:style-name="P19"><text:span text:style-name="T110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96">Анимация на основе кадра</text:span></text:a></text:p>
      <text:p text:style-name="P16"><text:span text:style-name="T82">·</text:span><text:span text:style-name="T3">     </text:span><text:span text:style-name="T104">6. Трехмерная графика</text:span></text:p>
      <text:p text:style-name="P19"><text:span text:style-name="T110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96">Основы трехмерной графики</text:span></text:a></text:p>
      <text:p text:style-name="P19"><text:span text:style-name="T110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96">Трехмерные объекты</text:span></text:a></text:p>
      <text:p text:style-name="P19"><text:span text:style-name="T110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96">Геометрия трехмерных объектов</text:span></text:a></text:p>
      <text:p text:style-name="P19"><text:span text:style-name="T110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96">Источники света</text:span></text:a></text:p>
      <text:p text:style-name="P19"><text:span text:style-name="T110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96">Камера</text:span></text:a></text:p>
      <text:p text:style-name="P19"><text:span text:style-name="T110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96">Текстурирование и нормали</text:span></text:a></text:p>
      <text:p text:style-name="P19"><text:span text:style-name="T110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96">Сложные трехмерные фигуры</text:span></text:a></text:p>
      <text:p text:style-name="P19"><text:span text:style-name="T110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96">Материалы</text:span></text:a></text:p>
      <text:p text:style-name="P19"><text:span text:style-name="T110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96">Отображение текстур</text:span></text:a></text:p>
      <text:p text:style-name="P19"><text:span text:style-name="T110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96">Трансформации и вращения трехмерной графики</text:span></text:a></text:p>
      <text:p text:style-name="P19"><text:span text:style-name="T110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96">«Полеты» трехмерных фигур</text:span></text:a></text:p>
      <text:p text:style-name="P19"><text:span text:style-name="T110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96">Шаровый манипулятор</text:span></text:a></text:p>
      <text:p text:style-name="Text_20_body"> </text:p>
      <text:p text:style-name="Text_20_body"><text:span text:style-name="T119">___</text:span> - прочел, полностью пройдено</text:p>
      <text:p text:style-name="Text_20_body"><text:soft-page-break/><text:span text:style-name="T120">___</text:span> - перечитать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94">WPF</text:span></text:a> <text:span text:style-name="T125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84">·</text:span><text:span text:style-name="T5">     </text:span><text:span text:style-name="T103">1. </text:span><text:span text:style-name="T106">Шаблоны элементов управления</text:span></text:p>
      <text:p text:style-name="P19"><text:span text:style-name="T108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95">Логические и визуальные деревья</text:span></text:a></text:p>
      <text:p text:style-name="P19"><text:span text:style-name="T108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95">Программный просмотр логического и визуального дерева</text:span></text:a></text:p>
      <text:p text:style-name="P19"><text:span text:style-name="T108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95">Шаблоны</text:span></text:a></text:p>
      <text:p text:style-name="P19"><text:span text:style-name="T108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95">Анализ элементов управления</text:span></text:a></text:p>
      <text:p text:style-name="P19"><text:span text:style-name="T108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95">Создание шаблонов</text:span></text:a></text:p>
      <text:p text:style-name="P19"><text:span text:style-name="T108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95">Триггеры, изменяющие свойства</text:span></text:a></text:p>
      <text:p text:style-name="P19"><text:span text:style-name="T108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95">Триггеры, использующие анимацию</text:span></text:a></text:p>
      <text:p text:style-name="P19"><text:span text:style-name="T108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95">Организация ресурсов для шаблонов</text:span></text:a></text:p>
      <text:p text:style-name="P19"><text:span text:style-name="T108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95">Автоматическое применение шаблонов</text:span></text:a></text:p>
      <text:p text:style-name="P19"><text:span text:style-name="T108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95">Обложки</text:span></text:a></text:p>
      <text:p text:style-name="P19"><text:span text:style-name="T108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95">Построение сложного шаблона</text:span></text:a></text:p>
      <text:p text:style-name="P19"><text:span text:style-name="T108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95">Модификация полосы прокрутки</text:span></text:a></text:p>
      <text:p text:style-name="P19"><text:span text:style-name="T108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95">Примеры шаблонов элементов управления</text:span></text:a></text:p>
      <text:p text:style-name="P19"><text:span text:style-name="T108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95">Визуальные состояния</text:span></text:a></text:p>
      <text:p text:style-name="P16"><text:span text:style-name="T80">·</text:span><text:span text:style-name="T1">     </text:span><text:span text:style-name="T103">2. Пользовательские элементы WPF</text:span></text:p>
      <text:p text:style-name="P19"><text:span text:style-name="T108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95">Пользовательские элементы</text:span></text:a></text:p>
      <text:p text:style-name="P19"><text:span text:style-name="T108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95">Построение пользовательского элемента</text:span></text:a></text:p>
      <text:p text:style-name="P19"><text:span text:style-name="T108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95">Добавление кода разметки</text:span></text:a></text:p>
      <text:p text:style-name="P19"><text:span text:style-name="T108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95">Поддержка команд</text:span></text:a></text:p>
      <text:p text:style-name="P19"><text:span text:style-name="T108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95">UserControl</text:span></text:a></text:p>
      <text:p text:style-name="P19"><text:span text:style-name="T108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95">Создание элемента управления, лишенного внешнего вида</text:span></text:a></text:p>
      <text:p text:style-name="P19"><text:span text:style-name="T108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95">Поддержка визуальных состояний</text:span></text:a></text:p>
      <text:p text:style-name="P19"><text:span text:style-name="T108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95">Шаблон элемента управления по умолчанию</text:span></text:a></text:p>
      <text:p text:style-name="P19"><text:span text:style-name="T108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95">Переходы между состояниями</text:span></text:a></text:p>
      <text:p text:style-name="P19"><text:span text:style-name="T108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95">Использование FlipPanel</text:span></text:a></text:p>
      <text:p text:style-name="P19"><text:span text:style-name="T115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100">Создание панелей компоновки</text:span></text:a></text:p>
      <text:p text:style-name="P19"><text:span text:style-name="T115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100">Примеры пользовательских панелей компоновки</text:span></text:a></text:p>
      <text:p text:style-name="P19"><text:span text:style-name="T115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100">Рисованные элементы</text:span></text:a></text:p>
      <text:p text:style-name="P19"><text:span text:style-name="T115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100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19">___</text:span> - прочел, полностью пройдено</text:p>
      <text:p text:style-name="Text_20_body"><text:span text:style-name="T120">___</text:span> - перечитать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83">·</text:span><text:span text:style-name="T4">     </text:span><text:span text:style-name="T105">1. Работа с документами и печать</text:span></text:p>
      <text:p text:style-name="P19"><text:span text:style-name="T113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97">Типы документов</text:span></text:a></text:p>
      <text:p text:style-name="P19"><text:span text:style-name="T113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97">Потоковые документы</text:span></text:a></text:p>
      <text:p text:style-name="P19"><text:span text:style-name="T113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97">Блочные элементы</text:span></text:a></text:p>
      <text:p text:style-name="P19"><text:span text:style-name="T113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97">Строковые элементы</text:span></text:a></text:p>
      <text:p text:style-name="P19"><text:span text:style-name="T113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97">Программное взаимодействие с элементами</text:span></text:a></text:p>
      <text:p text:style-name="P19"><text:span text:style-name="T113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97">Контейнеры FlowDocumentScrollViewer, FlowDocumentPageViewer и FlowDocumentReader</text:span></text:a></text:p>
      <text:p text:style-name="P19"><text:span text:style-name="T113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97">Редактирование потокового документа</text:span></text:a></text:p>
      <text:p text:style-name="P19"><text:span text:style-name="T113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97">Аннотации</text:span></text:a></text:p>
      <text:p text:style-name="P19"><text:span text:style-name="T113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97">Печать</text:span></text:a></text:p>
      <text:p text:style-name="P19"><text:span text:style-name="T113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97">Специальная печать</text:span></text:a></text:p>
      <text:p text:style-name="P19"><text:span text:style-name="T113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97">Настройка и управление печатью</text:span></text:a></text:p>
      <text:p text:style-name="P19"><text:span text:style-name="T113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97">Печать документов XPS</text:span></text:a></text:p>
      <text:p text:style-name="P17"><text:span text:style-name="T80">·</text:span><text:span text:style-name="T1">     </text:span><text:span text:style-name="T103">2. Многопоточные приложения</text:span></text:p>
      <text:p text:style-name="P19"><text:span text:style-name="T115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100">Модель STA</text:span></text:a></text:p>
      <text:p text:style-name="P19"><text:span text:style-name="T115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100">Класс DispatcherObject</text:span></text:a></text:p>
      <text:p text:style-name="P19"><text:span text:style-name="T115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100">Класс BackgroundWorker</text:span></text:a></text:p>
      <text:p text:style-name="P16"><text:span text:style-name="T83">·</text:span><text:span text:style-name="T4">     </text:span><text:span text:style-name="T105">3. Модель дополнений MAF и MEF</text:span></text:p>
      <text:p text:style-name="P19"><text:span text:style-name="T113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97">Модель дополнений</text:span></text:a></text:p>
      <text:p text:style-name="P19"><text:span text:style-name="T113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97">Пример приложения, использующего дополнение</text:span></text:a></text:p>
      <text:p text:style-name="P19"><text:span text:style-name="T113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97">Взаимодействие с хостом</text:span></text:a></text:p>
      <text:p text:style-name="P19"><text:span text:style-name="T113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97">Визуальные дополнения</text:span></text:a></text:p>
      <text:p text:style-name="P17"><text:span text:style-name="T80">·</text:span><text:span text:style-name="T1">     </text:span><text:span text:style-name="T103">4. Развертывание WPF-приложений с ClickOnce</text:span></text:p>
      <text:p text:style-name="P19"><text:soft-page-break/><text:span text:style-name="T115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100">Развертывание WPF-приложений</text:span></text:a></text:p>
      <text:p text:style-name="P19"><text:span text:style-name="T115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100">Модель ClickOnce</text:span></text:a></text:p>
      <text:p text:style-name="P19"><text:span text:style-name="T115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100">Пример публикации ClickOnce</text:span></text:a></text:p>
      <text:p text:style-name="P19"><text:span text:style-name="T115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100">Дополнительные параметры ClickOnce</text:span></text:a></text:p>
      <text:p text:style-name="P17"><text:span text:style-name="T80">·</text:span><text:span text:style-name="T1">     </text:span><text:span text:style-name="T103">5. Шаблоны проектирования</text:span></text:p>
      <text:p text:style-name="P19"><text:span text:style-name="T115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100">Обзор паттернов</text:span></text:a></text:p>
      <text:p text:style-name="P19"><text:span text:style-name="T115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100">RAD и Monolithic</text:span></text:a></text:p>
      <text:p text:style-name="P19"><text:span text:style-name="T115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100">Паттерн MVC</text:span></text:a></text:p>
      <text:p text:style-name="P19"><text:span text:style-name="T115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100">Паттерн MVP</text:span></text:a></text:p>
      <text:p text:style-name="P19"><text:span text:style-name="T115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100">Паттерн MVVM</text:span></text:a></text:p>
      <text:p text:style-name="P16"><text:span text:style-name="T85">·</text:span><text:span text:style-name="T6">     </text:span><text:span text:style-name="T107">6. Windows 8 Metro и XAML</text:span></text:p>
      <text:p text:style-name="P19"><text:span text:style-name="T112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99">Создание Metro-приложения</text:span></text:a></text:p>
      <text:p text:style-name="P19"><text:span text:style-name="T112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99">Привязка данных</text:span></text:a></text:p>
      <text:p text:style-name="P19"><text:span text:style-name="T112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99">Навигация, всплывающие меню и панели</text:span></text:a></text:p>
      <text:p text:style-name="P19"><text:span text:style-name="T112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99">Стандартные стили и ресурсы</text:span></text:a></text:p>
      <text:p text:style-name="Text_20_body"> </text:p>
      <text:p text:style-name="Text_20_body"><text:span text:style-name="T119">___</text:span> - прочел, полностью пройдено</text:p>
      <text:p text:style-name="Text_20_body"><text:span text:style-name="T120">___</text:span> - перечитать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28">Основы ASP.NET</text:span></text:span></text:a><text:span text:style-name="T130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29">Веб-сайты ASP.NET</text:span></text:span></text:a><text:span text:style-name="T120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29">Безопасность в ASP.NET</text:span></text:span></text:a><text:span text:style-name="T120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29">Интернет магазин на ASP.NET Web Forms 4.5 и ASP.NET MVC 5</text:span></text:span></text:a><text:span text:style-name="T120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27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27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27">ASP.NET Identity 2.0</text:span></text:span></text:a> </text:p>
      <text:p text:style-name="Standard"/>
      <text:p text:style-name="Text_20_body"><text:span text:style-name="T119">___</text:span> - прочел, полностью пройдено</text:p>
      <text:p text:style-name="Text_20_body"><text:span text:style-name="T120">___</text:span> - смотри ниже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Standard"/>
      <text:h text:style-name="P24" text:outline-level="1"><text:soft-page-break/>Веб-сайты ASP.NET</text:h>
      <text:h text:style-name="P34" text:outline-level="4">1. Пользовательские элементы управления, темы и мастер-страницы</text:h>
      <text:list xml:id="list4189885504809285678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6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6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8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soft-page-break/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8" text:outline-level="3"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8" text:outline-level="3">6. Порталы Web Parts <text:span text:style-name="T131">(</text:span><text:span text:style-name="T132">посмотреть после безопасности </text:span><text:span text:style-name="T131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8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oft-page-break/><text:span text:style-name="T123">__</text:span> - непонятно</text:p>
      <text:p text:style-name="Text_20_body"><text:span text:style-name="T122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Интернет магазин на ASP.NET</text:h>
      <text:h text:style-name="P13" text:outline-level="2">Интернет магазин на ASP.NET Web Forms 4.5</text:h>
      <text:list xml:id="list5136292878080678745" text:style-name="L2">
        <text:list-item>
          <text:p text:style-name="P64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64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64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64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64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64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64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7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64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64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8">1) тут создается серверный контрол, создание которых я пропустил,но все вроде абсольтно понятно</text:p>
          <text:p text:style-name="P70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70"><text:span text:style-name="T43">- </text:span><text:span text:style-name="T33">И К ЭТОМУ МОМЕНТУ ПРИМЕР НЕ РАБОТАЕТ НОРМАЛЬНО, т.к. ВСЕ </text:span><text:soft-page-break/><text:span text:style-name="T33">ВРЕМЯ НЕ ПРОХОДИТ ПРОВЕРКУ ДОСТОВЕРНОСТИ</text:span></text:p>
          <text:p text:style-name="P69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64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64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64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5"/>
        </text:list-item>
      </text:list>
      <text:h text:style-name="P12" text:outline-level="2">Интернет магазин на ASP.NET MVC 5</text:h>
      <text:list xml:id="list2728164088428887673" text:style-name="L3">
        <text:list-item>
          <text:p text:style-name="P66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6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6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6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6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6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6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6"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6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6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6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6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6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6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Standard"/>
      <text:p text:style-name="Text_20_body"/>
      <text:p text:style-name="Text_20_body"><text:soft-page-break/></text:p>
      <text:h text:style-name="P9" text:outline-level="1">Безопасность в ASP.NET</text:h>
      <text:list xml:id="list2012691414455521093" text:style-name="L4">
        <text:list-item>
          <text:h text:style-name="P27" text:outline-level="3">1. Модель безопасности ASP.NET</text:h>
          <text:list>
            <text:list-item>
              <text:p text:style-name="P45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5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5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7" text:outline-level="3">2. Аутентификация</text:h>
          <text:list>
            <text:list-item>
              <text:p text:style-name="P45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5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3">RequireSSL </text:span><text:span text:style-name="T55">- </text:span><text:span text:style-name="T57">мутно</text:span></text:p>
            </text:list-item>
            <text:list-item>
              <text:p text:style-name="P45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29" text:outline-level="3">3. Membership API</text:h>
          <text:list>
            <text:list-item>
              <text:p text:style-name="P45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5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5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5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5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5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5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5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5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/>
      <text:p text:style-name="P3"><text:tab/><text:tab/>Она устарела, поэтому пропущу, если понадобится вернусь</text:p>
      <text:list xml:id="list36730911" text:continue-numbering="true" text:style-name="L4">
        <text:list-item>
          <text:h text:style-name="P30" text:outline-level="3">4. Авторизация, роли и профили</text:h>
          <text:list>
            <text:list-item>
              <text:p text:style-name="P57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8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9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6"><text:span text:style-name="T72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60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60"><text:soft-page-break/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60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60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60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0" text:outline-level="3">5. Криптография</text:h>
          <text:list>
            <text:list-item>
              <text:p text:style-name="P61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61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61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62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5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5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5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0" text:outline-level="3">6. Расширение Membership API и Roles API</text:h>
          <text:list>
            <text:list-item>
              <text:p text:style-name="P45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5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5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5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5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/>
      <text:p text:style-name="Text_20_body"/>
      <text:p text:style-name="Text_20_body"/>
      <text:h text:style-name="P9" text:outline-level="1"><text:soft-page-break/>ASP.NET Web Forms 4.5</text:h>
      <text:list xml:id="list256723796297590489" text:style-name="L5">
        <text:list-item>
          <text:p text:style-name="P73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1" text:outline-level="3">1. Модульное тестирование</text:h>
          <text:list>
            <text:list-item>
              <text:p text:style-name="P52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52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52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1" text:outline-level="3">2. Обработка ошибок</text:h>
          <text:list>
            <text:list-item>
              <text:p text:style-name="P52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52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52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1" text:outline-level="3">3. Управление путями и конфигурацией</text:h>
          <text:list>
            <text:list-item>
              <text:p text:style-name="P52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52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52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52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52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52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52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52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1" text:outline-level="3">4. Асинхронные запросы</text:h>
          <text:list>
            <text:list-item>
              <text:p text:style-name="P52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52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63"><text:span text:style-name="T49">Можно переписать любой метод, обеспечив... </text:span><text:span text:style-name="T75">а</text:span><text:span text:style-name="T62">методы, таких как WebClien</text:span><text:span text:style-name="T58"> </text:span></text:p>
              <text:p text:style-name="P63"><text:span text:style-name="T60">2)Последний пример с </text:span><text:span text:style-name="T59">Task. </text:span><text:span text:style-name="T60">А поток </text:span><text:span text:style-name="T69">innerTask.Wait();</text:span><text:span text:style-name="T61"> не ждет?</text:span></text:p>
            </text:list-item>
            <text:list-item>
              <text:p text:style-name="P52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1" text:outline-level="3"><text:soft-page-break/>5. Привязка моделей и данных</text:h>
          <text:list>
            <text:list-item>
              <text:p text:style-name="P52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52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52"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3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3"><text:span text:style-name="T65">FieldValidator</text:span><text:span text:style-name="T46"> - тоже</text:span></text:p>
            </text:list-item>
            <text:list-item>
              <text:p text:style-name="P52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1" text:outline-level="3">6. Клиентская оптимизация и WebAPI</text:h>
          <text:list>
            <text:list-item>
              <text:p text:style-name="P52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52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7"><text:span text:style-name="T72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52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8"><text:span text:style-name="T72">Второй способ решения</text:span><text:span text:style-name="T33"> … </text:span><text:span text:style-name="T72">преобразуются в формат JSON.</text:span><text:span text:style-name="T33"> </text:span></text:p>
              <text:p text:style-name="P48"><text:span text:style-name="T72">Мы исправили проблему, но тол</text:span><text:span text:style-name="T33"> ...</text:span><text:span text:style-name="T72">рамках Web API</text:span><text:span text:style-name="T33"> </text:span></text:p>
            </text:list-item>
            <text:list-item>
              <text:p text:style-name="P52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52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52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52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52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52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9">RenderContents и это связанно со свойством </text:span><text:span text:style-name="T70">ItemType </text:span><text:span text:style-name="T71">этого нашего элемента</text:span><text:span text:style-name="T69"> </text:span><text:span text:style-name="T76">ValidationRepeater</text:span><text:span text:style-name="T69"> </text:span></text:p>
            </text:list-item>
            <text:list-item>
              <text:p text:style-name="P52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52"><text:span text:style-name="T62">Хотя веб-формы изменились</text:span><text:span text:style-name="T58"> … </text:span><text:span text:style-name="T62">динамически для запросов</text:span><text:span text:style-name="T58"> –</text:span><text:span text:style-name="T59"> </text:span><text:span text:style-name="T60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><text:soft-page-break/></text:p>
      <text:p text:style-name="Text_20_body"/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/>
      <text:h text:style-name="P9" text:outline-level="1">Изучаем ASP.NET MVC 5</text:h>
      <text:list xml:id="list3198287856683275830" text:style-name="L6">
        <text:list-item>
          <text:h text:style-name="P32" text:outline-level="3">1. Начинаем изучать ASP.NET MVC</text:h>
          <text:list>
            <text:list-item>
              <text:p text:style-name="P54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4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4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3" text:outline-level="3"><text:span text:style-name="T134">Следование соглашениям для компоновок –</text:span><text:span text:style-name="T135"> </text:span><text:span text:style-name="T136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7"><text:tab/></text:span></text:span><text:span text:style-name="Emphasis"><text:span text:style-name="T66">Expert Settings (Развернутые настройки)</text:span></text:span><text:span text:style-name="T57"> </text:span><text:span text:style-name="T65">в меню Tools --&gt; Settings (Сервис --&gt; Настройки) среды Visual Studio.</text:span><text:span text:style-name="T60"> <text:s/></text:span><text:span text:style-name="T59">- </text:span><text:span text:style-name="T60">такого нет</text:span></text:p>
      <text:list xml:id="list36722751" text:continue-numbering="true" text:style-name="L6">
        <text:list-item>
          <text:list>
            <text:list-item>
              <text:p text:style-name="P54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4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4"><text:span text:style-name="T46">что за </text:span><text:span text:style-name="T77">@ViewData["Message"]</text:span><text:span text:style-name="T33"> раньше</text:span><text:span text:style-name="T46"> был только </text:span><text:span text:style-name="T78">ViewBag.Message</text:span><text:span text:style-name="T46"> <text:s/></text:span><text:span text:style-name="T43">- </text:span><text:span text:style-name="T46">ТО же что и <text:s/></text:span><text:span text:style-name="T78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4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4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4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2" text:outline-level="3">2. Работа с Razor и инструменты MVC</text:h>
          <text:list>
            <text:list-item>
              <text:p text:style-name="P54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4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4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4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4"><text:soft-page-break/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2" text:outline-level="3">3. Маршрутизация URL</text:h>
          <text:list>
            <text:list-item>
              <text:p text:style-name="P54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4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4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4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4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4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4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4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9"><text:span text:style-name="T72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4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2" text:outline-level="3">4. Контроллеры, действия и представления</text:h>
          <text:list>
            <text:list-item>
              <text:p text:style-name="P54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4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4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4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4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4"><text:span text:style-name="T79">Значения, предоставляемые для метода действия и контроллера</text:span><text:span text:style-name="T33"> </text:span><text:span text:style-name="T33">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4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4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4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4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4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4"><text:a xlink:type="simple" xlink:href="https://professorweb.ru/my/ASP_NET/mvc/level4/4_11.php" text:style-name="Internet_20_link" text:visited-style-name="Visited_20_Internet_20_Link"><text:span text:style-name="T42">Работа с Razor в представлении</text:span></text:a></text:p>
              <text:p text:style-name="P55"><text:span text:style-name="T72">Частичные представления не вызывают метод действия, поэтому они не могут использоваться для выполнения бизнес-логики. </text:span><text:span text:style-name="T73">- </text:span><text:span text:style-name="T74">что за метод действия? В разделе Дочерние действия они вызывают </text:span><text:span text:style-name="T73">Index</text:span><text:span text:style-name="T33"> ..</text:span></text:p>
              <text:p text:style-name="P50"><text:soft-page-break/><text:span text:style-name="T72"><text:s/>Дочернее действие вызывает метод действия, визуализирует представление и помещает результат в поток ответа.</text:span><text:span text:style-name="T50">..</text:span></text:p>
              <text:p text:style-name="P50"><text:span text:style-name="T50">Хрень какая-то, </text:span><text:span text:style-name="T51">написано мутно, но дальше все ясно.</text:span><text:span text:style-name="T50"> Неужели из частичных представлений нельзя вызвать дочернее? - работает, проверял.. Блин, понял, имеется ввиду что при вызове чатичных представлений не вызывается метод действия, а не то что они сами не могут вызывать.</text:span></text:p>
            </text:list-item>
            <text:list-item>
              <text:p text:style-name="P54"><text:a xlink:type="simple" xlink:href="https://professorweb.ru/my/ASP_NET/mvc/level4/4_12.php" text:style-name="Internet_20_link" text:visited-style-name="Visited_20_Internet_20_Link"><text:span text:style-name="T42">Разделы компоновки</text:span></text:a></text:p>
              <text:p text:style-name="P49"><text:span text:style-name="T72">Хоть это может показаться странным, но одним из наиболее распространенных применений частичных представлений является визуализация содержимого в компоновках, поэтому данная возможность очень полезна.</text:span><text:span text:style-name="T33"> <text:s/></text:span><text:span text:style-name="T43">- what?</text:span></text:p>
            </text:list-item>
            <text:list-item>
              <text:p text:style-name="P54"><text:a xlink:type="simple" xlink:href="https://professorweb.ru/my/ASP_NET/mvc/level4/4_13.php" text:style-name="Internet_20_link" text:visited-style-name="Visited_20_Internet_20_Link"><text:span text:style-name="T42">Частичные представления</text:span></text:a></text:p>
            </text:list-item>
            <text:list-item>
              <text:p text:style-name="P54"><text:a xlink:type="simple" xlink:href="https://professorweb.ru/my/ASP_NET/mvc/level4/4_14.php" text:style-name="Internet_20_link" text:visited-style-name="Visited_20_Internet_20_Link"><text:span text:style-name="T42">Дочерние действия</text:span></text:a></text:p>
              <text:p text:style-name="P54"><text:span text:style-name="T62">В примере </text:span><text:a xlink:type="simple" xlink:href="https://professorweb.ru/my/ASP_NET/gamestore/level1/" text:style-name="Internet_20_link" text:visited-style-name="Visited_20_Internet_20_Link"><text:span text:style-name="T68">приложения GameStore</text:span></text:a><text:span text:style-name="T53"> </text:span><text:span text:style-name="T62">такой подход применялся для...</text:span><text:span text:style-name="T58"> </text:span><text:span text:style-name="T59">- </text:span><text:span text:style-name="T60">еще не смотрел</text:span></text:p>
            </text:list-item>
          </text:list>
        </text:list-item>
        <text:list-item>
          <text:h text:style-name="P32" text:outline-level="3">5. Фильтры</text:h>
          <text:list>
            <text:list-item>
              <text:p text:style-name="P54"><text:a xlink:type="simple" xlink:href="https://professorweb.ru/my/ASP_NET/mvc/level5/5_1.php" text:style-name="Internet_20_link" text:visited-style-name="Visited_20_Internet_20_Link"><text:span text:style-name="T42">Использование фильтров</text:span></text:a></text:p>
              <text:p text:style-name="P54"><text:span text:style-name="T62">Вы уже видели пример фильтра в статье </text:span><text:a xlink:type="simple" xlink:href="https://professorweb.ru/my/ASP_NET/gamestore/level2/2_12.php" text:style-name="Internet_20_link" text:visited-style-name="Visited_20_Internet_20_Link"><text:span text:style-name="T68">Админ панель: защита</text:span></text:a><text:span text:style-name="T62">,</text:span><text:span text:style-name="T67">- </text:span><text:span text:style-name="T65">еще не видел</text:span><text:span text:style-name="T58"> </text:span></text:p>
            </text:list-item>
            <text:list-item>
              <text:p text:style-name="P54"><text:a xlink:type="simple" xlink:href="https://professorweb.ru/my/ASP_NET/mvc/level5/5_2.php" text:style-name="Internet_20_link" text:visited-style-name="Visited_20_Internet_20_Link"><text:span text:style-name="T42">Фильтры авторизации</text:span></text:a></text:p>
              <text:p text:style-name="P54"><text:span text:style-name="T46">Весьма странный метод </text:span><text:span text:style-name="T64">AuthorizeCore</text:span><text:span text:style-name="T53">. Если возвращает </text:span><text:span text:style-name="T55">true, </text:span><text:span text:style-name="T57">то все пройдено, если </text:span><text:span text:style-name="T55">false,</text:span><text:span text:style-name="T57">то вызывается аутентификация, и затем он вызывается опять!</text:span></text:p>
            </text:list-item>
            <text:list-item>
              <text:p text:style-name="P54"><text:a xlink:type="simple" xlink:href="https://professorweb.ru/my/ASP_NET/mvc/level5/5_3.php" text:style-name="Internet_20_link" text:visited-style-name="Visited_20_Internet_20_Link"><text:span text:style-name="T42">Фильтры аутентификации</text:span></text:a></text:p>
              <text:p text:style-name="P54"><text:span text:style-name="T62">Кроме того, фильтры аутентификации выполняются после выполнения метода действия, но перед обработкой </text:span><text:span text:style-name="T62">ActionResult.</text:span><text:span text:style-name="T65">-</text:span><text:span text:style-name="T67">what </text:span><text:span text:style-name="T65">??</text:span><text:span text:style-name="T33"> </text:span></text:p>
              <text:p text:style-name="P51"><text:span text:style-name="T72">Если в коде OnAuthentication() устанавливается значение </text:span><text:span text:style-name="T33"> … </text:span><text:span text:style-name="T43">what??</text:span></text:p>
              <text:p text:style-name="P51"><text:span text:style-name="T73">хотя следует отметить, что мне еще не приходилось сталкиваться с ситуацией, когда бы подобное произошло)</text:span><text:span text:style-name="T43"> -what??</text:span></text:p>
              <text:p text:style-name="P51"><text:span text:style-name="T73">именно поэтому тот же самый класс используется в методе OnAuthentication()</text:span><text:span text:style-name="T43"> </text:span><text:span text:style-name="T46">- </text:span><text:span text:style-name="T43">what??</text:span></text:p>
              <text:p text:style-name="P51"><text:span text:style-name="T43"><text:s/></text:span><text:span text:style-name="T46">ВСЕ СТАЛО ПОНЯТНО</text:span></text:p>
            </text:list-item>
            <text:list-item>
              <text:p text:style-name="P54"><text:a xlink:type="simple" xlink:href="https://professorweb.ru/my/ASP_NET/mvc/level5/5_4.php" text:style-name="Internet_20_link" text:visited-style-name="Visited_20_Internet_20_Link"><text:span text:style-name="T42">Фильтры исключений</text:span></text:a></text:p>
            </text:list-item>
            <text:list-item>
              <text:p text:style-name="P54"><text:soft-page-break/><text:a xlink:type="simple" xlink:href="https://professorweb.ru/my/ASP_NET/mvc/level5/5_5.php" text:style-name="Internet_20_link" text:visited-style-name="Visited_20_Internet_20_Link"><text:span text:style-name="T42">Фильтры действий</text:span></text:a></text:p>
            </text:list-item>
            <text:list-item>
              <text:p text:style-name="P54"><text:a xlink:type="simple" xlink:href="https://professorweb.ru/my/ASP_NET/mvc/level5/5_6.php" text:style-name="Internet_20_link" text:visited-style-name="Visited_20_Internet_20_Link"><text:span text:style-name="T42">Фильтры результатов</text:span></text:a></text:p>
            </text:list-item>
            <text:list-item>
              <text:p text:style-name="P54"><text:a xlink:type="simple" xlink:href="https://professorweb.ru/my/ASP_NET/mvc/level5/5_7.php" text:style-name="Internet_20_link" text:visited-style-name="Visited_20_Internet_20_Link"><text:span text:style-name="T42">Расширенные возможности фильтров</text:span></text:a></text:p>
              <text:p text:style-name="P51"><text:span text:style-name="T72">Во время разработки такая стандартная политика обработки исключений отключена</text:span><text:span text:style-name="T33"> –</text:span><text:span text:style-name="T43"> </text:span><text:span text:style-name="T46">хмхм, что?</text:span></text:p>
            </text:list-item>
          </text:list>
        </text:list-item>
        <text:list-item>
          <text:h text:style-name="P32" text:outline-level="3">6. Вспомогательные методы и работа с AJAX</text:h>
          <text:list>
            <text:list-item>
              <text:p text:style-name="P54"><text:a xlink:type="simple" xlink:href="https://professorweb.ru/my/ASP_NET/mvc/level6/6_1.php" text:style-name="Internet_20_link" text:visited-style-name="Visited_20_Internet_20_Link"><text:span text:style-name="T42">Специальные вспомогательные методы</text:span></text:a></text:p>
            </text:list-item>
            <text:list-item>
              <text:p text:style-name="P54"><text:a xlink:type="simple" xlink:href="https://professorweb.ru/my/ASP_NET/mvc/level6/6_2.php" text:style-name="Internet_20_link" text:visited-style-name="Visited_20_Internet_20_Link"><text:span text:style-name="T42">Создание HTML-форм</text:span></text:a></text:p>
            </text:list-item>
            <text:list-item>
              <text:p text:style-name="P54"><text:a xlink:type="simple" xlink:href="https://professorweb.ru/my/ASP_NET/mvc/level6/6_3.php" text:style-name="Internet_20_link" text:visited-style-name="Visited_20_Internet_20_Link"><text:span text:style-name="T42">Создание HTML-элементов</text:span></text:a></text:p>
            </text:list-item>
            <text:list-item>
              <text:p text:style-name="P54"><text:a xlink:type="simple" xlink:href="https://professorweb.ru/my/ASP_NET/mvc/level6/6_4.php" text:style-name="Internet_20_link" text:visited-style-name="Visited_20_Internet_20_Link"><text:span text:style-name="T42">Шаблонизированные вспомогательные методы</text:span></text:a></text:p>
              <text:p text:style-name="P56"><text:span text:style-name="T72">- подобных контроллерам и представлениям, но базовая идея аналогична</text:span><text:span text:style-name="T33"> <text:s/>- это с чем такая аналогия(что-то в студии)</text:span></text:p>
              <text:p text:style-name="P44"><text:span text:style-name="T133">- Несмотря на то что отображается больше свойст</text:span><text:span text:style-name="T138">в...</text:span><text:span text:style-name="T140"> </text:span></text:p>
            </text:list-item>
          </text:list>
        </text:list-item>
      </text:list>
      <text:list xml:id="list8521270025697960717" text:style-name="L7">
        <text:list-item>
          <text:list>
            <text:list-item>
              <text:list>
                <text:list-item>
                  <text:list>
                    <text:list-item>
                      <text:p text:style-name="P71">Частично проблема заключается в том, что.. Ответ не совсем понятен.</text:p>
                    </text:list-item>
                  </text:list>
                </text:list-item>
              </text:list>
            </text:list-item>
          </text:list>
        </text:list-item>
      </text:list>
      <text:list xml:id="list36722381" text:continue-list="list36722751" text:style-name="L6">
        <text:list-item>
          <text:list>
            <text:list-item>
              <text:p text:style-name="P54"><text:a xlink:type="simple" xlink:href="https://professorweb.ru/my/ASP_NET/mvc/level6/6_5.php" text:style-name="Internet_20_link" text:visited-style-name="Visited_20_Internet_20_Link"><text:span text:style-name="T42">Метаданные модели</text:span></text:a></text:p>
              <text:list>
                <text:list-item>
                  <text:list>
                    <text:list-header>
                      <text:p text:style-name="P72"><text:span text:style-name="T139">которые могут быть получены из значения string с применением метода GetConverter() класса System.ComponentModel.TypeDescriptor. </text:span><text:span text:style-name="T33"> </text:span><text:span text:style-name="T137">– ?</text:span></text:p>
                    </text:list-header>
                  </text:list>
                </text:list-item>
              </text:list>
            </text:list-item>
            <text:list-item>
              <text:p text:style-name="P54"><text:a xlink:type="simple" xlink:href="https://professorweb.ru/my/ASP_NET/mvc/level6/6_6.php" text:style-name="Internet_20_link" text:visited-style-name="Visited_20_Internet_20_Link"><text:span text:style-name="T42">Настройка шаблонизированных вспомогательных методов</text:span></text:a></text:p>
              <text:p text:style-name="P56"><text:span text:style-name="T72">На каждом этапе процесса поиска шаблона</text:span><text:span text:style-name="T50">... </text:span><text:span text:style-name="T52">- </text:span><text:span text:style-name="T51">не совсем соответствует вышеперечисленному списку, видимо плохой </text:span><text:span text:style-name="T51">перевод, но после дальнейшего объяснения вроде все сходится</text:span></text:p>
            </text:list-item>
            <text:list-item>
              <text:p text:style-name="P54"><text:a xlink:type="simple" xlink:href="https://professorweb.ru/my/ASP_NET/mvc/level6/6_7.php" text:style-name="Internet_20_link" text:visited-style-name="Visited_20_Internet_20_Link"><text:span text:style-name="T42">Вспомогательные методы для URL</text:span></text:a></text:p>
            </text:list-item>
            <text:list-item>
              <text:p text:style-name="P54"><text:a xlink:type="simple" xlink:href="https://professorweb.ru/my/ASP_NET/mvc/level6/6_8.php" text:style-name="Internet_20_link" text:visited-style-name="Visited_20_Internet_20_Link"><text:span text:style-name="T42">AJAX и MVC</text:span></text:a></text:p>
            </text:list-item>
            <text:list-item>
              <text:p text:style-name="P54"><text:a xlink:type="simple" xlink:href="https://professorweb.ru/my/ASP_NET/mvc/level6/6_9.php" text:style-name="Internet_20_link" text:visited-style-name="Visited_20_Internet_20_Link"><text:span text:style-name="T42">Параметры AJAX</text:span></text:a></text:p>
              <text:p text:style-name="P54"><text:span text:style-name="T63">Из-за проблемы с безопасностью во многих браузерах посторонние сайты способны перехватывать данные JSON, которые возвращаются в ответ на запрос GET</text:span><text:span text:style-name="T54"> </text:span><text:span text:style-name="T56">- ??</text:span></text:p>
            </text:list-item>
            <text:list-item>
              <text:p text:style-name="P54"><text:a xlink:type="simple" xlink:href="https://professorweb.ru/my/ASP_NET/mvc/level6/6_10.php" text:style-name="Internet_20_link" text:visited-style-name="Visited_20_Internet_20_Link"><text:span text:style-name="T42">Использование JSON</text:span></text:a></text:p>
            </text:list-item>
          </text:list>
        </text:list-item>
        <text:list-item>
          <text:h text:style-name="P32" text:outline-level="3">7. Модели</text:h>
          <text:list>
            <text:list-item>
              <text:p text:style-name="P54"><text:a xlink:type="simple" xlink:href="https://professorweb.ru/my/ASP_NET/mvc/level7/7_1.php" text:style-name="Internet_20_link" text:visited-style-name="Visited_20_Internet_20_Link"><text:span text:style-name="T42">Привязка модели</text:span></text:a></text:p>
            </text:list-item>
            <text:list-item>
              <text:p text:style-name="P54"><text:a xlink:type="simple" xlink:href="https://professorweb.ru/my/ASP_NET/mvc/level7/7_2.php" text:style-name="Internet_20_link" text:visited-style-name="Visited_20_Internet_20_Link"><text:span text:style-name="T42">Ручная привязка моделей</text:span></text:a></text:p>
            </text:list-item>
            <text:list-item>
              <text:p text:style-name="P54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4"><text:soft-page-break/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4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4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2" text:outline-level="3">8. Web API</text:h>
          <text:list>
            <text:list-item>
              <text:p text:style-name="P54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4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4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19">___</text:span> - прочел, полностью пройдено</text:p>
      <text:p text:style-name="Text_20_body"><text:span text:style-name="T121">___</text:span> - не начинал</text:p>
      <text:p text:style-name="Text_20_body"><text:span text:style-name="T124">__</text:span> - собираюсь но попозже</text:p>
      <text:p text:style-name="Text_20_body"><text:span text:style-name="T123">__</text:span> - непонятно</text:p>
      <text:p text:style-name="Text_20_body"><text:span text:style-name="T122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10-08T16:53:02.76</dc:date>
    <meta:editing-duration>P26DT14H22M28S</meta:editing-duration>
    <meta:editing-cycles>100</meta:editing-cycles>
    <meta:generator>OpenOffice/4.1.2$Win32 OpenOffice.org_project/412m3$Build-9782</meta:generator>
    <meta:document-statistic meta:table-count="0" meta:image-count="0" meta:object-count="0" meta:page-count="25" meta:paragraph-count="829" meta:word-count="3807" meta:character-count="25550"/>
  </office:meta>
</office:document-meta>
</file>